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89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11in"/>
    </style:style>
    <style:style style:name="Table1.B" style:family="table-column">
      <style:table-column-properties style:column-width="5.528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7.7771in" fo:margin-left="-0.8882in" fo:margin-top="0in" fo:margin-bottom="0in" table:align="left" style:writing-mode="lr-tb"/>
    </style:style>
    <style:style style:name="Table2.A" style:family="table-column">
      <style:table-column-properties style:column-width="0.3931in"/>
    </style:style>
    <style:style style:name="Table2.B" style:family="table-column">
      <style:table-column-properties style:column-width="2.4618in"/>
    </style:style>
    <style:style style:name="Table2.C" style:family="table-column">
      <style:table-column-properties style:column-width="1.8708in"/>
    </style:style>
    <style:style style:name="Table2.D" style:family="table-column">
      <style:table-column-properties style:column-width="1.18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2.E1" style:family="table-cell">
      <style:table-cell-properties fo:padding="0.0382in" fo:border="0.25pt solid #000000"/>
    </style:style>
    <style:style style:name="Table2.A2" style:family="table-cell">
      <style:table-cell-properties fo:padding="0.0382in" fo:border-left="0.25pt solid #000000" fo:border-right="none" fo:border-top="none" fo:border-bottom="0.25pt solid #000000"/>
    </style:style>
    <style:style style:name="Table2.E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.6" style:family="table-row">
      <style:table-row-properties style:min-row-height="0.7368in" fo:keep-together="auto"/>
    </style:style>
    <style:style style:name="Table2.16" style:family="table-row">
      <style:table-row-properties style:min-row-height="0.4743in" fo:keep-together="auto"/>
    </style:style>
    <style:style style:name="Table2.B25" style:family="table-cell">
      <style:table-cell-properties fo:padding="0.0382in" fo:border-left="0.25pt solid #000000" fo:border-right="none" fo:border-top="none" fo:border-bottom="0.5pt solid #000000"/>
    </style:style>
    <style:style style:name="Table2.E25" style:family="table-cell">
      <style:table-cell-properties fo:padding="0.0382in" fo:border-left="0.25pt solid #000000" fo:border-right="0.25pt solid #000000" fo:border-top="none" fo:border-bottom="0.5pt solid #000000"/>
    </style:style>
    <style:style style:name="P1" style:family="paragraph" style:parent-style-name="Default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Default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4pt" fo:font-style="normal" fo:font-weight="bold" style:font-size-asian="14pt" style:font-style-asian="normal" style:font-weight-asian="bold" style:font-size-complex="14pt"/>
    </style:style>
    <style:style style:name="P3" style:family="paragraph" style:parent-style-name="Default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imes New Roman" fo:font-size="14pt" fo:font-style="normal" fo:font-weight="normal" style:font-size-asian="14pt" style:font-style-asian="normal" style:font-weight-asian="normal" style:font-size-complex="14pt"/>
    </style:style>
    <style:style style:name="P4" style:family="paragraph" style:parent-style-name="Times_20_New_20_Roman">
      <style:text-properties fo:color="#000000" loext:opacity="100%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P5" style:family="paragraph" style:parent-style-name="Times_20_New_20_Roman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0" loext:opacity="100%" style:font-name="Times New Roman" fo:language="fr" fo:country="FR" style:font-name-asian="Segoe UI" style:font-name-complex="Tahom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0" loext:opacity="100%" style:font-name="Droid Sans Mono1" fo:font-size="10.5pt" fo:language="fr" fo:country="FR" fo:font-weight="normal" fo:background-color="#ffffff" style:font-name-asian="Segoe UI" style:font-name-complex="Tahoma" fo:hyphenate="false" fo:hyphenation-remain-char-count="2" fo:hyphenation-push-char-count="2" loext:hyphenation-no-caps="false"/>
    </style:style>
    <style:style style:name="P7" style:family="paragraph" style:parent-style-name="Standard">
      <style:paragraph-properties style:line-height-at-least="0.198in"/>
      <style:text-properties fo:color="#000000" loext:opacity="100%" style:font-name="Droid Sans Mono1" fo:font-size="10.5pt" fo:font-weight="normal" fo:background-color="#ffffff"/>
    </style:style>
    <style:style style:name="P8" style:family="paragraph" style:parent-style-name="Standard">
      <style:paragraph-properties style:line-height-at-least="0.198in"/>
      <style:text-properties fo:color="#000000" loext:opacity="100%" style:font-name="Droid Sans Mono1" fo:font-size="10.5pt" fo:font-weight="normal" officeooo:rsid="002d5c29" officeooo:paragraph-rsid="002d5c29" fo:background-color="#ffffff"/>
    </style:style>
    <style:style style:name="P9" style:family="paragraph" style:parent-style-name="Standard">
      <style:paragraph-properties style:line-height-at-least="0.198in"/>
      <style:text-properties fo:color="#000000" loext:opacity="100%" style:font-name="Droid Sans Mono1" fo:font-size="10.5pt" fo:font-weight="normal" officeooo:rsid="002d5c29" officeooo:paragraph-rsid="0030e33b" fo:background-color="#ffffff"/>
    </style:style>
    <style:style style:name="P10" style:family="paragraph" style:parent-style-name="Standard_20__28_user_29_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P11" style:family="paragraph" style:parent-style-name="Standard_20__28_user_29_">
      <style:paragraph-properties fo:margin-top="0in" fo:margin-bottom="0in" style:contextual-spacing="false" fo:line-height="100%"/>
      <style:text-properties fo:color="#000000" loext:opacity="100%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P12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imes New Roman1" fo:font-size="14pt" fo:language="ru" fo:country="RU" officeooo:rsid="0016ce6a" officeooo:paragraph-rsid="0016ce6a" style:font-name-asian="Calibri1" style:font-size-asian="14pt" style:font-name-complex="Times New Roman2" style:font-size-complex="14pt"/>
    </style:style>
    <style:style style:name="P13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imes New Roman1" fo:font-size="14pt" fo:language="ru" fo:country="RU" officeooo:rsid="003b9ec6" officeooo:paragraph-rsid="003b9ec6" style:font-name-asian="Calibri1" style:font-size-asian="14pt" style:font-name-complex="Times New Roman2" style:font-size-complex="14pt"/>
    </style:style>
    <style:style style:name="P14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imes New Roman1" fo:font-size="14pt" fo:language="ru" fo:country="RU" officeooo:rsid="00154dfb" officeooo:paragraph-rsid="00154dfb" fo:background-color="#ffffff" style:font-name-asian="Segoe UI" style:font-size-asian="14pt" style:font-name-complex="Times New Roman2" style:font-size-complex="14pt"/>
    </style:style>
    <style:style style:name="P15" style:family="paragraph" style:parent-style-name="Times_20_New_20_Roman">
      <style:paragraph-properties fo:margin-left="0in" fo:margin-right="0in" fo:margin-top="0in" fo:margin-bottom="0in" style:contextual-spacing="false" fo:line-height="100%" fo:orphans="0" fo:widows="0" fo:hyphenation-ladder-count="no-limit" fo:text-indent="0.4917in" style:auto-text-indent="false" style:vertical-align="baseline" style:writing-mode="lr-tb"/>
      <style:text-properties fo:color="#000000" loext:opacity="100%" style:font-name="Times New Roman1" fo:font-size="14pt" fo:language="en" fo:country="US" officeooo:paragraph-rsid="0011b9e4" style:font-name-asian="Calibri1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/>
    </style:style>
    <style:style style:name="P16" style:family="paragraph" style:parent-style-name="Times_20_New_20_Roman"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style:vertical-align="baseline" style:writing-mode="lr-tb"/>
      <style:text-properties fo:color="#000000" loext:opacity="100%" style:font-name="Times New Roman1" fo:font-size="14pt" fo:language="en" fo:country="US" officeooo:paragraph-rsid="0030e33b" style:font-name-asian="Calibri1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/>
    </style:style>
    <style:style style:name="P17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fo:font-size="14pt" fo:language="ru" fo:country="RU" style:font-size-asian="14pt" style:language-asian="ru" style:country-asian="RU" style:font-size-complex="14pt"/>
    </style:style>
    <style:style style:name="P18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fo:font-size="14pt" fo:language="ru" fo:country="RU" style:font-size-asian="14pt" style:language-asian="ru" style:country-asian="RU" style:font-size-complex="14pt" style:font-weight-complex="bold"/>
    </style:style>
    <style:style style:name="P19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20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 style:font-weight-complex="bold"/>
    </style:style>
    <style:style style:name="P21" style:family="paragraph" style:parent-style-name="List_20_Paragraph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fo:font-size="14pt" fo:language="ru" fo:country="RU" fo:font-weight="normal" style:font-name-asian="Calibri1" style:font-size-asian="14pt" style:font-weight-asian="normal" style:font-size-complex="14pt" style:font-weight-complex="bold"/>
    </style:style>
    <style:style style:name="P22" style:family="paragraph" style:parent-style-name="Standard">
      <style:paragraph-properties fo:orphans="2" fo:widows="2" fo:hyphenation-ladder-count="no-limit" style:vertical-align="auto"/>
      <style:text-properties fo:color="#000000" loext:opacity="100%" style:font-name="Menlo" fo:font-size="14pt" fo:language="en" fo:country="US" officeooo:paragraph-rsid="00218b1f" style:font-name-asian="Calibri1" style:font-size-asian="14pt" style:font-name-complex="Menlo1" style:font-size-complex="14pt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154dfb" officeooo:paragraph-rsid="00154dfb" fo:background-color="#ffffff" style:font-name-asian="Segoe UI" style:font-size-asian="14pt" style:font-name-complex="Times New Roman2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officeooo:rsid="0014d11a" officeooo:paragraph-rsid="0014d11a" fo:background-color="#ffffff" style:font-name-asian="Segoe UI" style:font-size-asian="14pt" style:font-name-complex="Times New Roman2" style:font-size-complex="14pt"/>
    </style:style>
    <style:style style:name="P25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26" style:family="paragraph" style:parent-style-name="Standard_20__28_user_29_">
      <style:paragraph-properties fo:margin-top="0in" fo:margin-bottom="0in" style:contextual-spacing="false" fo:line-height="100%" fo:text-align="center" style:justify-single-word="false"/>
    </style:style>
    <style:style style:name="P27" style:family="paragraph" style:parent-style-name="Heading_20_1">
      <style:paragraph-properties fo:margin-top="0in" fo:margin-bottom="0in" style:contextual-spacing="false" fo:line-height="100%" fo:text-align="justify" style:justify-single-word="false"/>
    </style:style>
    <style:style style:name="P28" style:family="paragraph" style:parent-style-name="Standard_20__28_user_29_">
      <style:paragraph-properties fo:margin-top="0in" fo:margin-bottom="0in" style:contextual-spacing="false" fo:line-height="100%"/>
    </style:style>
    <style:style style:name="P29" style:family="paragraph" style:parent-style-name="Table_20_Contents">
      <style:paragraph-properties fo:margin-top="0in" fo:margin-bottom="0in" style:contextual-spacing="false" fo:line-height="100%" fo:text-align="start" style:justify-single-word="false"/>
    </style:style>
    <style:style style:name="P30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31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280eba"/>
    </style:style>
    <style:style style:name="P32" style:family="paragraph" style:parent-style-name="Heading_20_1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33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fo:font-variant="normal" fo:text-transform="none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34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fo:font-variant="normal" fo:text-transform="none" style:font-name="Times New Roman1" fo:font-size="14pt" fo:font-weight="bold" style:font-size-asian="14pt" style:font-weight-asian="bold" style:font-name-complex="Times New Roman2" style:font-size-complex="14pt"/>
    </style:style>
    <style:style style:name="P35" style:family="paragraph" style:parent-style-name="Heading_20_1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font-name="Times New Roman1" fo:font-size="14pt" style:font-size-asian="14pt" style:font-name-complex="Times New Roman2" style:font-size-complex="14pt" style:font-weight-complex="bold"/>
    </style:style>
    <style:style style:name="P36" style:family="paragraph" style:parent-style-name="Heading_20_1">
      <style:paragraph-properties fo:margin-top="0in" fo:margin-bottom="0in" style:contextual-spacing="false" fo:line-height="100%"/>
      <style:text-properties fo:font-variant="normal" fo:text-transform="none" style:font-name="Times New Roman1" fo:font-size="14pt" fo:language="en" fo:country="US" style:font-size-asian="14pt" style:font-name-complex="Times New Roman2" style:font-size-complex="14pt"/>
    </style:style>
    <style:style style:name="P37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fo:font-variant="normal" fo:text-transform="none"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38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fo:font-variant="normal" fo:text-transform="none" style:font-name="Times New Roman1" fo:font-size="14pt" fo:letter-spacing="0.0035in" fo:language="fr" fo:country="FR" fo:font-weight="bold" officeooo:rsid="000ef6c9" officeooo:paragraph-rsid="000ef6c9" style:font-name-asian="Segoe UI" style:font-size-asian="14pt" style:font-weight-asian="bold" style:font-name-complex="Times New Roman2" style:font-size-complex="14pt" style:font-weight-complex="bold"/>
    </style:style>
    <style:style style:name="P39" style:family="paragraph" style:parent-style-name="Heading_20_1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font-name="Times New Roman1" fo:font-size="14pt" fo:language="ru" fo:country="RU" fo:font-weight="bold" style:font-size-asian="14pt" style:font-weight-asian="bold" style:font-name-complex="Times New Roman2" style:font-size-complex="14pt" style:font-weight-complex="bold"/>
    </style:style>
    <style:style style:name="P40" style:family="paragraph" style:parent-style-name="Standard">
      <style:paragraph-properties fo:orphans="2" fo:widows="2" fo:hyphenation-ladder-count="no-limit" style:vertical-align="auto"/>
      <style:text-properties fo:font-variant="normal" fo:text-transform="none" fo:color="#000000" loext:opacity="100%" style:font-name="Times New Roman1" fo:font-size="14pt" fo:language="en" fo:country="US" fo:font-weight="bold" officeooo:paragraph-rsid="00218b1f" style:font-name-asian="Calibri1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41" style:family="paragraph" style:parent-style-name="Normal_20__28_Web_29_">
      <style:paragraph-properties fo:margin-top="0in" fo:margin-bottom="0in" style:contextual-spacing="false"/>
    </style:style>
    <style:style style:name="P42" style:family="paragraph" style:parent-style-name="Normal_20__28_Web_29_">
      <style:paragraph-properties fo:margin-top="0in" fo:margin-bottom="0in" style:contextual-spacing="false"/>
      <style:text-properties fo:font-size="14pt" style:font-size-asian="14pt" style:font-size-complex="14pt"/>
    </style:style>
    <style:style style:name="P43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44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fo:font-size="14pt" fo:language="ru" fo:country="RU" fo:font-weight="normal" style:font-name-asian="Calibri1" style:font-size-asian="14pt" style:font-weight-asian="normal" style:font-size-complex="14pt"/>
    </style:style>
    <style:style style:name="P45" style:family="paragraph" style:parent-style-name="List_20_Paragraph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14pt" fo:language="ru" fo:country="RU" fo:font-weight="normal" style:font-name-asian="Calibri1" style:font-size-asian="14pt" style:font-weight-asian="normal" style:font-size-complex="14pt"/>
    </style:style>
    <style:style style:name="P46" style:family="paragraph" style:parent-style-name="List_20_Paragraph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14pt" fo:language="ru" fo:country="RU" fo:font-weight="normal" officeooo:paragraph-rsid="003a9289" style:font-name-asian="Calibri1" style:font-size-asian="14pt" style:language-asian="ru" style:country-asian="RU" style:font-weight-asian="normal" style:font-size-complex="14pt"/>
    </style:style>
    <style:style style:name="P47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fo:font-size="14pt" fo:font-weight="normal" style:font-size-asian="14pt" style:font-weight-asian="normal" style:font-size-complex="14pt"/>
    </style:style>
    <style:style style:name="P4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style:font-size-asian="14pt" style:font-name-complex="Times New Roman2" style:font-size-complex="14pt"/>
    </style:style>
    <style:style style:name="P49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style:font-size-asian="14pt" style:font-name-complex="Times New Roman2" style:font-size-complex="14pt"/>
    </style:style>
    <style:style style:name="P5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33025f" officeooo:paragraph-rsid="0033025f" style:font-size-asian="14pt" style:font-name-complex="Times New Roman2" style:font-size-complex="14pt"/>
    </style:style>
    <style:style style:name="P51" style:family="paragraph" style:parent-style-name="Standard_20__28_user_29_">
      <style:paragraph-properties fo:margin-top="0in" fo:margin-bottom="0in" style:contextual-spacing="false" fo:line-height="100%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52" style:family="paragraph" style:parent-style-name="Text_20_body">
      <style:paragraph-properties fo:margin-top="0in" fo:margin-bottom="0in" style:contextual-spacing="false" fo:line-height="100%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53" style:family="paragraph" style:parent-style-name="Standard_20__28_user_29_">
      <style:paragraph-properties fo:margin-top="0in" fo:margin-bottom="0in" style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54" style:family="paragraph" style:parent-style-name="Standard_20__28_user_29_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55" style:family="paragraph" style:parent-style-name="Standard_20__28_user_29_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56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57" style:family="paragraph" style:parent-style-name="Standard_20__28_user_29_">
      <style:paragraph-properties fo:margin-top="0in" fo:margin-bottom="0in" style:contextual-spacing="false" fo:line-height="100%" fo:text-align="center" style:justify-single-word="false"/>
      <style:text-properties style:font-name="Times New Roman1" fo:font-size="14pt" fo:language="ru" fo:country="RU" officeooo:rsid="0017630a" officeooo:paragraph-rsid="0017630a" style:font-name-asian="Times New Roman2" style:font-size-asian="14pt" style:font-name-complex="Times New Roman2" style:font-size-complex="14pt" style:font-weight-complex="bold"/>
    </style:style>
    <style:style style:name="P58" style:family="paragraph" style:parent-style-name="Standard">
      <style:paragraph-properties fo:margin-left="0in" fo:margin-right="0in" fo:text-indent="0.25in" style:auto-text-indent="false"/>
      <style:text-properties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59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154dfb" officeooo:paragraph-rsid="00154dfb" style:font-name-asian="Calibri1" style:font-size-asian="14pt" style:font-name-complex="Times New Roman2" style:font-size-complex="14pt"/>
    </style:style>
    <style:style style:name="P6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style:font-name-asian="Calibri1" style:font-size-asian="14pt" style:font-name-complex="Times New Roman2" style:font-size-complex="14pt"/>
    </style:style>
    <style:style style:name="P6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paragraph-rsid="003a507b" style:font-name-asian="Calibri1" style:font-size-asian="14pt" style:font-name-complex="Times New Roman2" style:font-size-complex="14pt"/>
    </style:style>
    <style:style style:name="P62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33025f" officeooo:paragraph-rsid="0033025f" style:font-name-asian="Calibri1" style:font-size-asian="14pt" style:font-name-complex="Times New Roman2" style:font-size-complex="14pt"/>
    </style:style>
    <style:style style:name="P63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3541c9" officeooo:paragraph-rsid="003541c9" style:font-name-asian="Calibri1" style:font-size-asian="14pt" style:font-name-complex="Times New Roman2" style:font-size-complex="14pt"/>
    </style:style>
    <style:style style:name="P64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38fa4d" officeooo:paragraph-rsid="0038fa4d" style:font-name-asian="Calibri1" style:font-size-asian="14pt" style:font-name-complex="Times New Roman2" style:font-size-complex="14pt"/>
    </style:style>
    <style:style style:name="P65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3a507b" officeooo:paragraph-rsid="003a507b" style:font-name-asian="Calibri1" style:font-size-asian="14pt" style:font-name-complex="Times New Roman2" style:font-size-complex="14pt"/>
    </style:style>
    <style:style style:name="P66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3a9289" officeooo:paragraph-rsid="003a9289" style:font-name-asian="Calibri1" style:font-size-asian="14pt" style:font-name-complex="Times New Roman2" style:font-size-complex="14pt"/>
    </style:style>
    <style:style style:name="P67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3b9ec6" officeooo:paragraph-rsid="003b9ec6" style:font-name-asian="Calibri1" style:font-size-asian="14pt" style:font-name-complex="Times New Roman2" style:font-size-complex="14pt"/>
    </style:style>
    <style:style style:name="P68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Times New Roman1" fo:font-size="14pt" fo:language="ru" fo:country="RU" fo:font-weight="bold" officeooo:rsid="0017630a" officeooo:paragraph-rsid="0017630a" style:font-name-asian="Times New Roman2" style:font-size-asian="14pt" style:font-weight-asian="bold" style:font-name-complex="Times New Roman2" style:font-size-complex="14pt" style:font-weight-complex="bold"/>
    </style:style>
    <style:style style:name="P6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1" fo:font-size="14pt" fo:language="ru" fo:country="RU" fo:font-weight="bold" officeooo:rsid="001082c9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70" style:family="paragraph" style:parent-style-name="Standard">
      <style:paragraph-properties style:line-height-at-least="0.198in"/>
      <style:text-properties style:font-name="Times New Roman1" fo:font-size="14pt" fo:language="ru" fo:country="RU" fo:font-weight="bold" officeooo:rsid="001082c9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71" style:family="paragraph" style:parent-style-name="Standard">
      <style:paragraph-properties fo:text-align="center" style:justify-single-word="false" fo:orphans="2" fo:widows="2" fo:hyphenation-ladder-count="no-limit" fo:break-before="page" style:vertical-align="auto">
        <style:tab-stops>
          <style:tab-stop style:position="0.4807in"/>
        </style:tab-stops>
      </style:paragraph-properties>
      <style:text-properties style:font-name="Times New Roman1" fo:font-size="14pt" fo:language="ru" fo:country="RU" fo:font-weight="bold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72" style:family="paragraph" style:parent-style-name="Standard">
      <style:paragraph-properties style:line-height-at-least="0.198in"/>
      <style:text-properties style:font-name="Times New Roman1" fo:font-size="14pt" fo:language="ru" fo:country="RU" fo:font-weight="normal" officeooo:rsid="002077d9" officeooo:paragraph-rsid="002077d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Times New Roman1" fo:font-size="14pt" fo:language="ru" fo:country="RU" fo:font-weight="normal" officeooo:paragraph-rsid="003a507b" style:font-name-asian="Calibri1" style:font-size-asian="14pt" style:language-asian="ru" style:country-asian="RU" style:font-weight-asian="normal" style:font-name-complex="Times New Roman2" style:font-size-complex="14pt" style:font-weight-complex="bold"/>
    </style:style>
    <style:style style:name="P74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Times New Roman1" fo:font-size="14pt" fo:language="ru" fo:country="RU" fo:font-weight="normal" officeooo:paragraph-rsid="003a9289" style:font-name-asian="Calibri1" style:font-size-asian="14pt" style:language-asian="ru" style:country-asian="RU" style:font-weight-asian="normal" style:font-name-complex="Times New Roman2" style:font-size-complex="14pt" style:font-weight-complex="bold"/>
    </style:style>
    <style:style style:name="P75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en" fo:country="US" style:font-size-asian="14pt" style:font-name-complex="Times New Roman2" style:font-size-complex="14pt"/>
    </style:style>
    <style:style style:name="P76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en" fo:country="US" officeooo:rsid="0014d11a" officeooo:paragraph-rsid="0014d11a" style:font-size-asian="14pt" style:font-name-complex="Times New Roman2" style:font-size-complex="14pt"/>
    </style:style>
    <style:style style:name="P77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en" fo:country="US" officeooo:rsid="00154dfb" officeooo:paragraph-rsid="00154dfb" style:font-size-asian="14pt" style:font-name-complex="Times New Roman2" style:font-size-complex="14pt"/>
    </style:style>
    <style:style style:name="P78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en" fo:country="US" officeooo:rsid="0033025f" officeooo:paragraph-rsid="0033025f" style:font-name-asian="Segoe UI" style:font-size-asian="14pt" style:font-name-complex="Times New Roman2" style:font-size-complex="14pt"/>
    </style:style>
    <style:style style:name="P79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style:font-size-asian="14pt" style:font-name-complex="Times New Roman2" style:font-size-complex="14pt"/>
    </style:style>
    <style:style style:name="P80" style:family="paragraph" style:parent-style-name="Standard">
      <style:paragraph-properties fo:orphans="2" fo:widows="2" fo:hyphenation-ladder-count="no-limit" style:vertical-align="auto"/>
      <style:text-properties style:font-name="Times New Roman1" fo:font-size="14pt" style:font-size-asian="14pt" style:font-name-complex="Times New Roman2" style:font-size-complex="14pt" fo:hyphenate="true" fo:hyphenation-remain-char-count="2" fo:hyphenation-push-char-count="2" loext:hyphenation-no-caps="false"/>
    </style:style>
    <style:style style:name="P81" style:family="paragraph" style:parent-style-name="Standard">
      <style:paragraph-properties fo:orphans="2" fo:widows="2" fo:hyphenation-ladder-count="no-limit" style:vertical-align="auto"/>
      <style:text-properties style:font-name="Times New Roman1" fo:font-size="14pt" fo:letter-spacing="0.0035in" fo:font-weight="bold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82" style:family="paragraph" style:parent-style-name="Standard_20__28_user_29_">
      <style:paragraph-properties fo:margin-top="0in" fo:margin-bottom="0in" style:contextual-spacing="false" fo:line-height="100%"/>
      <style:text-properties style:font-name="Times New Roman1" fo:language="ru" fo:country="RU" fo:font-weight="bold" style:font-name-asian="Times New Roman2" style:font-weight-asian="bold" style:font-name-complex="Times New Roman2"/>
    </style:style>
    <style:style style:name="P83" style:family="paragraph" style:parent-style-name="Standard_20__28_user_29_">
      <style:paragraph-properties fo:margin-top="0in" fo:margin-bottom="0in" style:contextual-spacing="false" fo:line-height="100%"/>
      <style:text-properties style:font-name="Times New Roman1" fo:language="ru" fo:country="RU" fo:font-style="italic" style:font-name-asian="Times New Roman2" style:font-style-asian="italic" style:font-name-complex="Times New Roman2"/>
    </style:style>
    <style:style style:name="P84" style:family="paragraph" style:parent-style-name="Standard_20__28_user_29_">
      <style:paragraph-properties fo:margin-top="0in" fo:margin-bottom="0in" style:contextual-spacing="false" fo:line-height="100%"/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P85" style:family="paragraph" style:parent-style-name="Standard_20__28_user_29_">
      <style:paragraph-properties fo:margin-top="0in" fo:margin-bottom="0in" style:contextual-spacing="false" fo:line-height="100%"/>
      <style:text-properties style:font-name="Times New Roman1" fo:font-size="12pt" fo:language="ru" fo:country="RU" fo:font-style="italic" style:font-name-asian="Times New Roman2" style:font-size-asian="12pt" style:font-style-asian="italic" style:font-name-complex="Times New Roman2"/>
    </style:style>
    <style:style style:name="P86" style:family="paragraph" style:parent-style-name="Standard_20__28_user_29_">
      <style:paragraph-properties fo:margin-top="0in" fo:margin-bottom="0in" style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87" style:family="paragraph" style:parent-style-name="Standard_20__28_user_29_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88" style:family="paragraph" style:parent-style-name="Standard_20__28_user_29_">
      <style:paragraph-properties fo:margin-top="0in" fo:margin-bottom="0in" style:contextual-spacing="false" fo:line-height="100%"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/>
      <style:text-properties style:font-name="Times New Roman1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89" style:family="paragraph" style:parent-style-name="Standard">
      <style:paragraph-properties fo:text-align="justify" style:justify-single-word="false"/>
    </style:style>
    <style:style style:name="P90" style:family="paragraph" style:parent-style-name="Standard">
      <style:paragraph-properties fo:margin-left="0in" fo:margin-right="0in" fo:text-indent="0.25in" style:auto-text-indent="false"/>
    </style:style>
    <style:style style:name="P91" style:family="paragraph" style:parent-style-name="Times_20_New_20_Roman">
      <style:text-properties officeooo:paragraph-rsid="0017630a"/>
    </style:style>
    <style:style style:name="P92" style:family="paragraph" style:parent-style-name="Times_20_New_20_Roman">
      <style:text-properties officeooo:paragraph-rsid="002482fb"/>
    </style:style>
    <style:style style:name="P93" style:family="paragraph" style:parent-style-name="List_20_Paragraph" style:list-style-name="WWNum4">
      <style:paragraph-properties fo:margin-top="0in" fo:margin-bottom="0in" style:contextual-spacing="false" fo:line-height="100%" fo:hyphenation-ladder-count="no-limit" style:vertical-align="auto">
        <style:tab-stops>
          <style:tab-stop style:position="0.5146in"/>
        </style:tab-stops>
      </style:paragraph-properties>
      <style:text-properties fo:font-size="14pt" fo:language="ru" fo:country="RU" fo:font-weight="normal" style:font-name-asian="Calibri1" style:font-size-asian="14pt" style:font-weight-asian="normal" style:font-size-complex="14pt" style:font-weight-complex="bold" fo:hyphenate="true" fo:hyphenation-remain-char-count="2" fo:hyphenation-push-char-count="2" loext:hyphenation-no-caps="false"/>
    </style:style>
    <style:style style:name="P94" style:family="paragraph" style:parent-style-name="List_20_Paragraph" style:list-style-name="WWNum4">
      <style:paragraph-properties fo:margin-top="0in" fo:margin-bottom="0in" style:contextual-spacing="false" fo:line-height="100%" fo:hyphenation-ladder-count="no-limit" style:vertical-align="auto">
        <style:tab-stops>
          <style:tab-stop style:position="0.5146in"/>
        </style:tab-stops>
      </style:paragraph-properties>
      <style:text-properties fo:font-size="14pt" fo:language="ru" fo:country="RU" fo:font-weight="normal" officeooo:paragraph-rsid="0041b122" style:font-name-asian="Calibri1" style:font-size-asian="14pt" style:font-weight-asian="normal" style:font-size-complex="14pt" style:font-weight-complex="bold" fo:hyphenate="true" fo:hyphenation-remain-char-count="2" fo:hyphenation-push-char-count="2" loext:hyphenation-no-caps="false"/>
    </style:style>
    <style:style style:name="P95" style:family="paragraph" style:parent-style-name="List_20_Paragraph" style:list-style-name="WWNum5">
      <style:paragraph-properties fo:margin-top="0in" fo:margin-bottom="0in" style:contextual-spacing="false" fo:line-height="100%" fo:text-align="start" style:justify-single-word="false"/>
      <style:text-properties fo:font-size="14pt" fo:language="ru" fo:country="RU" fo:font-weight="normal" style:font-name-asian="Calibri1" style:font-size-asian="14pt" style:font-weight-asian="normal" style:font-size-complex="14pt" style:font-weight-complex="bold"/>
    </style:style>
    <style:style style:name="P96" style:family="paragraph" style:parent-style-name="List_20_Paragraph" style:list-style-name="WWNum5">
      <style:paragraph-properties fo:margin-top="0in" fo:margin-bottom="0in" style:contextual-spacing="false" fo:line-height="100%" fo:text-align="start" style:justify-single-word="false"/>
      <style:text-properties fo:font-size="14pt" fo:language="ru" fo:country="RU" fo:font-weight="normal" officeooo:paragraph-rsid="002b8b7b" style:font-name-asian="Calibri1" style:font-size-asian="14pt" style:font-weight-asian="normal" style:font-size-complex="14pt" style:font-weight-complex="bold"/>
    </style:style>
    <style:style style:name="P97" style:family="paragraph" style:parent-style-name="List_20_Paragraph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14pt" fo:language="ru" fo:country="RU" fo:font-weight="normal" style:font-name-asian="Calibri1" style:font-size-asian="14pt" style:font-weight-asian="normal" style:font-size-complex="14pt"/>
    </style:style>
    <style:style style:name="P98" style:family="paragraph" style:parent-style-name="List_20_Paragraph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14pt" fo:language="ru" fo:country="RU" fo:font-weight="normal" style:font-name-asian="Calibri1" style:font-size-asian="14pt" style:language-asian="ru" style:country-asian="RU" style:font-weight-asian="normal" style:font-size-complex="14pt"/>
    </style:style>
    <style:style style:name="P99" style:family="paragraph" style:parent-style-name="List_20_Paragraph" style:list-style-name="WWNum5">
      <style:paragraph-properties fo:margin-top="0in" fo:margin-bottom="0in" style:contextual-spacing="false" fo:line-height="100%" fo:text-align="start" style:justify-single-word="false"/>
      <style:text-properties fo:font-size="14pt" fo:language="ru" fo:country="RU" officeooo:paragraph-rsid="002b8b7b" style:font-name-asian="Calibri1" style:font-size-asian="14pt" style:font-size-complex="14pt" style:font-weight-complex="bold"/>
    </style:style>
    <style:style style:name="P100" style:family="paragraph" style:parent-style-name="List_20_Paragraph" style:list-style-name="WWNum5">
      <style:paragraph-properties fo:margin-top="0in" fo:margin-bottom="0in" style:contextual-spacing="false" fo:line-height="100%" fo:text-align="start" style:justify-single-word="false"/>
      <style:text-properties fo:font-size="14pt" fo:language="ru" fo:country="RU" officeooo:rsid="0041b122" officeooo:paragraph-rsid="0041b122" style:font-name-asian="Calibri1" style:font-size-asian="14pt" style:font-size-complex="14pt" style:font-weight-complex="bold"/>
    </style:style>
    <style:style style:name="P101" style:family="paragraph" style:parent-style-name="List_20_Paragraph" style:list-style-name="WWNum5">
      <style:paragraph-properties fo:margin-top="0in" fo:margin-bottom="0in" style:contextual-spacing="false" fo:line-height="100%" fo:text-align="start" style:justify-single-word="false"/>
      <style:text-properties officeooo:paragraph-rsid="002b8b7b"/>
    </style:style>
    <style:style style:name="P102" style:family="paragraph" style:parent-style-name="List_20_Paragraph" style:list-style-name="WWNum5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paragraph-rsid="002b8b7b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103" style:family="paragraph" style:parent-style-name="List_20_Paragraph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Times New Roman1" fo:font-size="14pt" fo:language="ru" fo:country="RU" fo:font-weight="normal" officeooo:paragraph-rsid="001263b0" style:font-name-asian="Calibri1" style:font-size-asian="14pt" style:font-weight-asian="normal" style:font-name-complex="Times New Roman2" style:font-size-complex="14pt"/>
    </style:style>
    <style:style style:name="P104" style:family="paragraph" style:parent-style-name="Standard">
      <style:paragraph-properties fo:margin-top="0in" fo:margin-bottom="0in" style:contextual-spacing="false" style:line-height-at-least="0.198in" fo:text-align="start" style:justify-single-word="false"/>
      <style:text-properties fo:color="#000000" loext:opacity="100%" style:font-name="Times New Roman1" fo:font-size="14pt" fo:language="ru" fo:country="RU" fo:font-weight="normal" officeooo:rsid="00121b5c" fo:background-color="#ffffff" style:font-size-asian="14pt" style:font-name-complex="Times New Roman2" style:font-size-complex="14pt"/>
    </style:style>
    <style:style style:name="P10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21b5c" officeooo:paragraph-rsid="00121b5c" fo:background-color="#ffffff" style:font-size-asian="14pt" style:font-name-complex="Times New Roman2" style:font-size-complex="14pt"/>
    </style:style>
    <style:style style:name="P10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124927" officeooo:paragraph-rsid="00124927" fo:background-color="#ffffff" style:font-name-asian="Segoe UI" style:font-size-asian="14pt" style:font-name-complex="Times New Roman2" style:font-size-complex="14pt"/>
    </style:style>
    <style:style style:name="P10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1263b0" officeooo:paragraph-rsid="001263b0" fo:background-color="#ffffff" style:font-name-asian="Segoe UI" style:font-size-asian="14pt" style:font-name-complex="Times New Roman2" style:font-size-complex="14pt"/>
    </style:style>
    <style:style style:name="P10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14d11a" officeooo:paragraph-rsid="0014d11a" fo:background-color="#ffffff" style:font-name-asian="Segoe UI" style:font-size-asian="14pt" style:font-name-complex="Times New Roman2" style:font-size-complex="14pt"/>
    </style:style>
    <style:style style:name="P10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154dfb" officeooo:paragraph-rsid="00154dfb" fo:background-color="#ffffff" style:font-name-asian="Segoe UI" style:font-size-asian="14pt" style:font-name-complex="Times New Roman2" style:font-size-complex="14pt"/>
    </style:style>
    <style:style style:name="P11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154dfb" officeooo:paragraph-rsid="0016ce6a" fo:background-color="#ffffff" style:font-name-asian="Segoe UI" style:font-size-asian="14pt" style:font-name-complex="Times New Roman2" style:font-size-complex="14pt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Droid Sans Mono" fo:font-size="10.5pt" fo:language="ru" fo:country="RU" fo:font-weight="normal" officeooo:rsid="00154dfb" officeooo:paragraph-rsid="003b9ec6" fo:background-color="#ffffff" style:font-name-asian="Segoe UI" style:font-size-asian="14pt" style:font-name-complex="Times New Roman2" style:font-size-complex="14pt"/>
    </style:style>
    <style:style style:name="P11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488b18" officeooo:paragraph-rsid="00488b18" fo:background-color="#ffffff" style:font-name-asian="Segoe UI" style:font-size-asian="14pt" style:font-name-complex="Times New Roman2" style:font-size-complex="14pt"/>
    </style:style>
    <style:style style:name="P11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4913a1" officeooo:paragraph-rsid="004913a1" fo:background-color="#ffffff" style:font-name-asian="Segoe UI" style:font-size-asian="14pt" style:font-name-complex="Times New Roman2" style:font-size-complex="14pt"/>
    </style:style>
    <style:style style:name="P11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499030" officeooo:paragraph-rsid="00499030" fo:background-color="#ffffff" style:font-name-asian="Segoe UI" style:font-size-asian="14pt" style:font-name-complex="Times New Roman2" style:font-size-complex="14pt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Droid Sans Mono" fo:font-size="10.5pt" fo:language="ru" fo:country="RU" fo:font-weight="normal" officeooo:rsid="00499030" officeooo:paragraph-rsid="00499030" fo:background-color="#ffffff" style:font-name-asian="Segoe UI" style:font-size-asian="14pt" style:font-name-complex="Times New Roman2" style:font-size-complex="14pt"/>
    </style:style>
    <style:style style:name="P11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14d11a" officeooo:paragraph-rsid="0014d11a" fo:background-color="#ffffff" style:font-size-asian="14pt" style:font-name-complex="Times New Roman2" style:font-size-complex="14pt"/>
    </style:style>
    <style:style style:name="P11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11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0" loext:opacity="100%" style:font-name="Droid Sans Mono" fo:font-size="10.5pt" fo:language="fr" fo:country="FR" fo:font-weight="normal" fo:background-color="#ffffff" style:font-name-asian="Segoe UI" style:font-name-complex="Tahoma" fo:hyphenate="false" fo:hyphenation-remain-char-count="2" fo:hyphenation-push-char-count="2" loext:hyphenation-no-caps="false"/>
    </style:style>
    <style:style style:name="P119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121b5c" style:font-size-asian="14pt" style:font-name-complex="Times New Roman2" style:font-size-complex="14pt"/>
    </style:style>
    <style:style style:name="P12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121b5c" officeooo:paragraph-rsid="00121b5c" style:font-size-asian="14pt" style:font-name-complex="Times New Roman2" style:font-size-complex="14pt"/>
    </style:style>
    <style:style style:name="P12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style:font-size-asian="14pt" style:font-name-complex="Times New Roman2" style:font-size-complex="14pt"/>
    </style:style>
    <style:style style:name="P122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style:font-name-asian="Calibri1" style:font-size-asian="14pt" style:font-name-complex="Times New Roman2" style:font-size-complex="14pt"/>
    </style:style>
    <style:style style:name="P123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3a9289" officeooo:paragraph-rsid="003a9289" style:font-name-asian="Calibri1" style:font-size-asian="14pt" style:font-name-complex="Times New Roman2" style:font-size-complex="14pt"/>
    </style:style>
    <style:style style:name="P124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16ce6a" style:font-name-asian="Calibri1" style:font-size-asian="14pt" style:font-name-complex="Times New Roman2" style:font-size-complex="14pt"/>
    </style:style>
    <style:style style:name="P125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34df2d" officeooo:paragraph-rsid="0034df2d" style:font-name-asian="Calibri1" style:font-size-asian="14pt" style:font-name-complex="Times New Roman2" style:font-size-complex="14pt"/>
    </style:style>
    <style:style style:name="P126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en" fo:country="US" style:font-size-asian="14pt" style:font-name-complex="Times New Roman2" style:font-size-complex="14pt"/>
    </style:style>
    <style:style style:name="P127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en" fo:country="US" officeooo:rsid="00488b18" officeooo:paragraph-rsid="00488b18" style:font-size-asian="14pt" style:font-name-complex="Times New Roman2" style:font-size-complex="14pt"/>
    </style:style>
    <style:style style:name="P128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en" fo:country="US" officeooo:rsid="004913a1" officeooo:paragraph-rsid="004913a1" style:font-size-asian="14pt" style:font-name-complex="Times New Roman2" style:font-size-complex="14pt"/>
    </style:style>
    <style:style style:name="P129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en" fo:country="US" officeooo:rsid="00499030" officeooo:paragraph-rsid="00499030" style:font-size-asian="14pt" style:font-name-complex="Times New Roman2" style:font-size-complex="14pt"/>
    </style:style>
    <style:style style:name="P13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style:font-size-asian="14pt" style:font-name-complex="Times New Roman2" style:font-size-complex="14pt"/>
    </style:style>
    <style:style style:name="P13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imes New Roman1" fo:font-size="14pt" fo:language="ru" fo:country="RU" officeooo:rsid="003b9ec6" officeooo:paragraph-rsid="003b9ec6" style:font-name-asian="Calibri1" style:font-size-asian="14pt" style:font-name-complex="Times New Roman2" style:font-size-complex="14pt"/>
    </style:style>
    <style:style style:name="P132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imes New Roman1" fo:font-size="14pt" fo:language="ru" fo:country="RU" officeooo:rsid="003b9ec6" officeooo:paragraph-rsid="004913a1" style:font-name-asian="Calibri1" style:font-size-asian="14pt" style:font-name-complex="Times New Roman2" style:font-size-complex="14pt"/>
    </style:style>
    <style:style style:name="P133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imes New Roman1" fo:font-size="14pt" fo:language="ru" fo:country="RU" style:font-name-asian="Calibri1" style:font-size-asian="14pt" style:font-name-complex="Times New Roman2" style:font-size-complex="14pt"/>
    </style:style>
    <style:style style:name="P134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imes New Roman1" fo:font-size="14pt" fo:language="ru" fo:country="RU" officeooo:rsid="004913a1" officeooo:paragraph-rsid="004913a1" style:font-name-asian="Calibri1" style:font-size-asian="14pt" style:font-name-complex="Times New Roman2" style:font-size-complex="14pt"/>
    </style:style>
    <style:style style:name="P135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imes New Roman1" fo:font-size="14pt" fo:language="ru" fo:country="RU" officeooo:rsid="00499030" officeooo:paragraph-rsid="00499030" style:font-name-asian="Calibri1" style:font-size-asian="14pt" style:font-name-complex="Times New Roman2" style:font-size-complex="14pt"/>
    </style:style>
    <style:style style:name="P136" style:family="paragraph" style:parent-style-name="Text_20_body">
      <style:paragraph-properties fo:margin-top="0in" fo:margin-bottom="0in" style:contextual-spacing="false" fo:line-height="100%"/>
    </style:style>
    <style:style style:name="P137" style:family="paragraph" style:parent-style-name="Times_20_New_20_Roman" style:list-style-name="WWNum4"/>
    <style:style style:name="P138" style:family="paragraph" style:parent-style-name="Times_20_New_20_Roman" style:list-style-name="WWNum4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fo:font-size="14pt" fo:language="fr" fo:country="FR" officeooo:rsid="00277cb8" officeooo:paragraph-rsid="00277cb8" style:font-name-asian="Segoe UI" style:font-size-asian="14pt" style:font-name-complex="Tahoma" style:font-size-complex="14pt" fo:hyphenate="false" fo:hyphenation-remain-char-count="2" fo:hyphenation-push-char-count="2" loext:hyphenation-no-caps="false"/>
    </style:style>
    <style:style style:name="P139" style:family="paragraph" style:parent-style-name="Times_20_New_20_Roman" style:list-style-name="WWNum4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language="fr" fo:country="FR" style:font-name-asian="Segoe UI" style:font-name-complex="Tahoma" fo:hyphenate="false" fo:hyphenation-remain-char-count="2" fo:hyphenation-push-char-count="2" loext:hyphenation-no-caps="false"/>
    </style:style>
    <style:style style:name="P140" style:family="paragraph" style:parent-style-name="Times_20_New_20_Roman" style:list-style-name="WWNum4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>
        <style:tab-stops>
          <style:tab-stop style:position="0.5146in"/>
        </style:tab-stops>
      </style:paragraph-properties>
      <style:text-properties style:font-name="Times New Roman" fo:font-size="14pt" fo:language="fr" fo:country="FR" fo:font-weight="normal" officeooo:paragraph-rsid="00277cb8" style:font-name-asian="Segoe UI" style:font-size-asian="14pt" style:font-weight-asian="normal" style:font-name-complex="Tahoma" style:font-size-complex="14pt" style:font-weight-complex="bold" fo:hyphenate="false" fo:hyphenation-remain-char-count="2" fo:hyphenation-push-char-count="2" loext:hyphenation-no-caps="false"/>
    </style:style>
    <style:style style:name="T1" style:family="text"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1" fo:font-size="12pt" style:font-name-asian="Times New Roman2" style:font-size-asian="12pt" style:font-name-complex="Times New Roman2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fo:language="ru" fo:country="RU" officeooo:rsid="000ef6c9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1" fo:font-size="14pt" fo:language="ru" fo:country="RU" officeooo:rsid="002482fb" style:font-name-asian="Times New Roman2" style:font-size-asian="14pt" style:font-name-complex="Times New Roman2" style:font-size-complex="14pt" style:font-weight-complex="bold"/>
    </style:style>
    <style:style style:name="T6" style:family="text"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T7" style:family="text">
      <style:text-properties style:font-name="Times New Roman1" fo:font-size="14pt" fo:language="ru" fo:country="RU" fo:font-style="italic" officeooo:rsid="002482fb" style:font-name-asian="Times New Roman2" style:font-size-asian="14pt" style:font-style-asian="italic" style:font-name-complex="Times New Roman2"/>
    </style:style>
    <style:style style:name="T8" style:family="text">
      <style:text-properties style:font-name="Times New Roman1" fo:font-size="14pt" fo:language="ru" fo:country="RU" fo:font-weight="normal" officeooo:rsid="001082c9" style:font-name-asian="Calibri1" style:font-size-asian="14pt" style:font-weight-asian="normal" style:font-name-complex="Times New Roman2" style:font-size-complex="14pt" style:font-weight-complex="bold"/>
    </style:style>
    <style:style style:name="T9" style:family="text">
      <style:text-properties style:font-name="Times New Roman1" fo:font-size="14pt" fo:language="ru" fo:country="RU" fo:font-weight="normal" officeooo:rsid="00280eba" style:font-name-asian="Calibri1" style:font-size-asian="14pt" style:font-weight-asian="normal" style:font-name-complex="Times New Roman2" style:font-size-complex="14pt" style:font-weight-complex="bold"/>
    </style:style>
    <style:style style:name="T10" style:family="text">
      <style:text-properties style:font-name="Times New Roman1"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1" style:family="text">
      <style:text-properties style:font-name="Times New Roman1" fo:font-size="14pt" style:font-size-asian="14pt" style:font-name-complex="Times New Roman2" style:font-size-complex="14pt"/>
    </style:style>
    <style:style style:name="T12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3" style:family="text">
      <style:text-properties fo:color="#000000" loext:opacity="100%" fo:font-size="14pt" fo:language="ru" fo:country="RU" style:font-size-asian="14pt" style:language-asian="ru" style:country-asian="RU" style:font-size-complex="14pt" style:font-weight-complex="bold"/>
    </style:style>
    <style:style style:name="T14" style:family="text"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T15" style:family="text">
      <style:text-properties fo:color="#000000" loext:opacity="100%" fo:font-size="14pt" style:font-size-asian="14pt" style:font-size-complex="14pt" style:font-weight-complex="bold"/>
    </style:style>
    <style:style style:name="T16" style:family="text">
      <style:text-properties fo:color="#000000" loext:opacity="100%" fo:font-size="14pt" fo:font-weight="bold" style:font-size-asian="14pt" style:font-weight-asian="bold" style:font-size-complex="14pt"/>
    </style:style>
    <style:style style:name="T17" style:family="text">
      <style:text-properties fo:color="#000000" loext:opacity="100%" fo:font-size="14pt" fo:language="en" fo:country="US" fo:font-weight="normal" style:font-size-asian="14pt" style:language-asian="ru" style:country-asian="RU" style:font-weight-asian="normal" style:font-size-complex="14pt"/>
    </style:style>
    <style:style style:name="T18" style:family="text">
      <style:text-properties fo:color="#000000" loext:opacity="100%" fo:font-size="11pt" fo:language="ru" fo:country="RU" fo:font-weight="bold" style:font-name-asian="Calibri1" style:font-size-asian="11pt" style:language-asian="ru" style:country-asian="RU" style:font-weight-asian="bold" style:font-size-complex="11pt" style:font-weight-complex="bold"/>
    </style:style>
    <style:style style:name="T19" style:family="text">
      <style:text-properties fo:color="#000000" loext:opacity="100%" fo:font-size="11pt" fo:language="ru" fo:country="RU" fo:font-weight="bold" officeooo:rsid="0029b04c" style:font-name-asian="Calibri1" style:font-size-asian="11pt" style:language-asian="ru" style:country-asian="RU" style:font-weight-asian="bold" style:font-size-complex="11pt" style:font-weight-complex="bold"/>
    </style:style>
    <style:style style:name="T20" style:family="text">
      <style:text-properties fo:color="#000000" loext:opacity="100%" fo:font-style="normal" fo:font-weight="bold" style:font-style-asian="normal" style:font-weight-asian="bold"/>
    </style:style>
    <style:style style:name="T21" style:family="text">
      <style:text-properties fo:color="#000000" loext:opacity="100%" style:font-name="Times New Roman" fo:font-size="14pt" fo:font-style="normal" fo:font-weight="normal" style:font-size-asian="14pt" style:font-style-asian="normal" style:font-weight-asian="normal" style:font-size-complex="14pt"/>
    </style:style>
    <style:style style:name="T22" style:family="text">
      <style:text-properties fo:color="#000000" loext:opacity="100%" style:font-name="Times New Roman" fo:font-size="14pt" fo:font-style="normal" fo:font-weight="normal" officeooo:rsid="001082c9" style:font-size-asian="14pt" style:font-style-asian="normal" style:font-weight-asian="normal" style:font-size-complex="14pt"/>
    </style:style>
    <style:style style:name="T23" style:family="text">
      <style:text-properties fo:color="#000000" loext:opacity="100%" style:font-name="Times New Roman" fo:font-size="14pt" fo:font-style="normal" fo:font-weight="normal" officeooo:rsid="00277cb8" style:font-size-asian="14pt" style:font-style-asian="normal" style:font-weight-asian="normal" style:font-size-complex="14pt"/>
    </style:style>
    <style:style style:name="T24" style:family="text">
      <style:text-properties fo:color="#000000" loext:opacity="100%" style:font-name="Times New Roman" fo:font-size="14pt" fo:font-style="normal" fo:font-weight="normal" officeooo:rsid="004c9c73" style:font-size-asian="14pt" style:font-style-asian="normal" style:font-weight-asian="normal" style:font-size-complex="14pt"/>
    </style:style>
    <style:style style:name="T25" style:family="text">
      <style:text-properties fo:color="#000000" loext:opacity="100%" style:font-name="Times New Roman" fo:font-size="14pt" fo:language="ru" fo:country="RU" fo:font-style="normal" fo:font-weight="normal" officeooo:rsid="000ef6c9" style:font-name-asian="Times New Roman2" style:font-size-asian="14pt" style:language-asian="ru" style:country-asian="RU" style:font-style-asian="normal" style:font-weight-asian="normal" style:font-name-complex="Times New Roman2" style:font-size-complex="14pt"/>
    </style:style>
    <style:style style:name="T26" style:family="text">
      <style:text-properties fo:color="#000000" loext:opacity="100%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T27" style:family="text">
      <style:text-properties fo:color="#000000" loext:opacity="100%" style:font-name="Times New Roman" fo:font-size="14pt" fo:language="fr" fo:country="FR" fo:font-weight="normal" officeooo:rsid="0017630a" fo:background-color="#ffffff" loext:char-shading-value="0" style:font-name-asian="Segoe UI" style:font-size-asian="14pt" style:font-name-complex="Tahoma" style:font-size-complex="14pt"/>
    </style:style>
    <style:style style:name="T28" style:family="text">
      <style:text-properties fo:font-variant="normal" fo:text-transform="none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29" style:family="text">
      <style:text-properties fo:font-variant="normal" fo:text-transform="none" style:font-name="Times New Roman1" fo:font-size="14pt" fo:language="ru" fo:country="RU" style:font-size-asian="14pt" style:font-name-complex="Times New Roman2" style:font-size-complex="14pt" style:font-weight-complex="bold"/>
    </style:style>
    <style:style style:name="T30" style:family="text">
      <style:text-properties fo:font-variant="normal" fo:text-transform="none" style:font-name="Times New Roman1" fo:font-size="14pt" fo:language="ru" fo:country="RU" officeooo:rsid="0011b9e4" style:font-size-asian="14pt" style:font-name-complex="Times New Roman2" style:font-size-complex="14pt" style:font-weight-complex="bold"/>
    </style:style>
    <style:style style:name="T31" style:family="text">
      <style:text-properties fo:font-variant="normal" fo:text-transform="none" style:font-name="Times New Roman1" fo:font-size="14pt" fo:language="ru" fo:country="RU" officeooo:rsid="00315675" style:font-size-asian="14pt" style:font-name-complex="Times New Roman2" style:font-size-complex="14pt" style:font-weight-complex="bold"/>
    </style:style>
    <style:style style:name="T32" style:family="text">
      <style:text-properties fo:font-variant="normal" fo:text-transform="none" style:font-name="Times New Roman1" fo:font-size="14pt" fo:language="ru" fo:country="RU" officeooo:rsid="0046dc1a" style:font-size-asian="14pt" style:font-name-complex="Times New Roman2" style:font-size-complex="14pt" style:font-weight-complex="bold"/>
    </style:style>
    <style:style style:name="T33" style:family="text">
      <style:text-properties fo:font-variant="normal" fo:text-transform="none" style:font-name="Times New Roman1" fo:font-size="14pt" fo:language="ru" fo:country="RU" officeooo:rsid="0046fec0" style:font-size-asian="14pt" style:font-name-complex="Times New Roman2" style:font-size-complex="14pt" style:font-weight-complex="bold"/>
    </style:style>
    <style:style style:name="T34" style:family="text">
      <style:text-properties fo:font-variant="normal" fo:text-transform="none" style:font-name="Times New Roman1" fo:font-size="14pt" fo:language="ru" fo:country="RU" fo:font-weight="bold" style:font-size-asian="14pt" style:font-weight-asian="bold" style:font-name-complex="Times New Roman2" style:font-size-complex="14pt" style:font-weight-complex="bold"/>
    </style:style>
    <style:style style:name="T35" style:family="text">
      <style:text-properties fo:font-variant="normal" fo:text-transform="none" fo:color="#000000" loext:opacity="100%" fo:font-style="normal" fo:font-weight="bold" style:font-style-asian="normal" style:font-weight-asian="bold" style:font-name-complex="Times New Roman2" style:font-weight-complex="bold"/>
    </style:style>
    <style:style style:name="T36" style:family="text">
      <style:text-properties style:font-name="Symbol" fo:font-size="14pt" style:font-name-asian="Symbol1" style:font-size-asian="14pt" style:font-name-complex="Symbol1" style:font-size-complex="14pt"/>
    </style:style>
    <style:style style:name="T37" style:family="text">
      <style:text-properties fo:font-size="14pt" fo:language="ru" fo:country="RU" fo:font-weight="normal" style:font-name-asian="Calibri1" style:font-size-asian="14pt" style:font-weight-asian="normal" style:font-size-complex="14pt" style:font-weight-complex="bold"/>
    </style:style>
    <style:style style:name="T38" style:family="text">
      <style:text-properties fo:font-size="14pt" fo:language="ru" fo:country="RU" fo:font-weight="normal" officeooo:rsid="00280eba" style:font-name-asian="Calibri1" style:font-size-asian="14pt" style:font-weight-asian="normal" style:font-size-complex="14pt" style:font-weight-complex="bold"/>
    </style:style>
    <style:style style:name="T39" style:family="text">
      <style:text-properties fo:font-size="14pt" fo:language="ru" fo:country="RU" fo:font-weight="normal" officeooo:rsid="002aecc0" style:font-name-asian="Calibri1" style:font-size-asian="14pt" style:font-weight-asian="normal" style:font-size-complex="14pt" style:font-weight-complex="bold"/>
    </style:style>
    <style:style style:name="T40" style:family="text">
      <style:text-properties fo:font-size="14pt" fo:language="ru" fo:country="RU" fo:font-weight="normal" officeooo:rsid="002b8b7b" style:font-name-asian="Calibri1" style:font-size-asian="14pt" style:font-weight-asian="normal" style:font-size-complex="14pt" style:font-weight-complex="bol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fo:language="en" fo:country="US" fo:font-weight="normal" style:font-name-asian="Calibri1" style:font-size-asian="14pt" style:font-weight-asian="normal" style:font-size-complex="14pt" style:font-weight-complex="bold"/>
    </style:style>
    <style:style style:name="T43" style:family="text">
      <style:text-properties style:font-name="Times New Roman" fo:font-size="14pt" fo:language="ru" fo:country="RU" fo:font-weight="normal" officeooo:rsid="000ef6c9" style:font-name-asian="Calibri1" style:font-size-asian="14pt" style:font-weight-asian="normal" style:font-size-complex="14pt" style:font-weight-complex="bold"/>
    </style:style>
    <style:style style:name="T44" style:family="text">
      <style:text-properties style:font-name="Times New Roman" fo:font-size="14pt" fo:language="ru" fo:country="RU" fo:font-weight="normal" officeooo:rsid="00277cb8" style:font-name-asian="Calibri1" style:font-size-asian="14pt" style:font-weight-asian="normal" style:font-size-complex="14pt" style:font-weight-complex="bold"/>
    </style:style>
    <style:style style:name="T45" style:family="text">
      <style:text-properties style:font-name="Times New Roman" fo:font-size="14pt" fo:language="ru" fo:country="RU" fo:font-weight="normal" officeooo:rsid="004348c9" style:font-name-asian="Calibri1" style:font-size-asian="14pt" style:font-weight-asian="normal" style:font-size-complex="14pt" style:font-weight-complex="bold"/>
    </style:style>
    <style:style style:name="T46" style:family="text">
      <style:text-properties style:font-name="Times New Roman" fo:font-size="14pt" style:font-size-asian="14pt" style:font-size-complex="14pt"/>
    </style:style>
    <style:style style:name="T47" style:family="text">
      <style:text-properties style:font-name="Times New Roman" fo:font-size="14pt" fo:language="fr" fo:country="FR" officeooo:rsid="0017630a" style:font-name-asian="Segoe UI" style:font-size-asian="14pt" style:font-name-complex="Tahoma" style:font-size-complex="14pt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17630a"/>
    </style:style>
    <style:style style:name="T50" style:family="text">
      <style:text-properties officeooo:rsid="002482fb"/>
    </style:style>
    <style:style style:name="T51" style:family="text">
      <style:text-properties officeooo:rsid="00277cb8"/>
    </style:style>
    <style:style style:name="T52" style:family="text">
      <style:text-properties officeooo:rsid="002aecc0"/>
    </style:style>
    <style:style style:name="T53" style:family="text">
      <style:text-properties officeooo:rsid="002b8b7b"/>
    </style:style>
    <style:style style:name="T54" style:family="text">
      <style:text-properties fo:font-weight="normal" style:font-weight-asian="normal"/>
    </style:style>
    <style:style style:name="T55" style:family="text">
      <style:text-properties fo:font-weight="normal" officeooo:rsid="002aecc0" style:font-weight-asian="normal"/>
    </style:style>
    <style:style style:name="T56" style:family="text">
      <style:text-properties fo:font-weight="normal" officeooo:rsid="002b8b7b" style:font-weight-asian="normal"/>
    </style:style>
    <style:style style:name="T57" style:family="text">
      <style:text-properties officeooo:rsid="002d5c29"/>
    </style:style>
    <style:style style:name="T58" style:family="text">
      <style:text-properties officeooo:rsid="002d6bc7"/>
    </style:style>
    <style:style style:name="T59" style:family="text">
      <style:text-properties officeooo:rsid="002e511a"/>
    </style:style>
    <style:style style:name="T60" style:family="text">
      <style:text-properties officeooo:rsid="002ed9be"/>
    </style:style>
    <style:style style:name="T61" style:family="text">
      <style:text-properties officeooo:rsid="0030bb26"/>
    </style:style>
    <style:style style:name="T62" style:family="text">
      <style:text-properties officeooo:rsid="0030e33b"/>
    </style:style>
    <style:style style:name="T63" style:family="text">
      <style:text-properties officeooo:rsid="003a9289"/>
    </style:style>
    <style:style style:name="T64" style:family="text">
      <style:text-properties officeooo:rsid="003e8c2f"/>
    </style:style>
    <style:style style:name="T65" style:family="text">
      <style:text-properties officeooo:rsid="0042fa6e"/>
    </style:style>
    <style:style style:name="T66" style:family="text">
      <style:text-properties officeooo:rsid="004341d5"/>
    </style:style>
    <style:style style:name="T67" style:family="text">
      <style:text-properties officeooo:rsid="004348c9"/>
    </style:style>
    <style:style style:name="T68" style:family="text">
      <style:text-properties officeooo:rsid="004913a1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2"><draw:frame draw:style-name="fr1" draw:name="Рисунок 1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svg:desc>Gerb-BMSTU_01</svg:desc><draw:contour-polygon svg:width="0.7846in" svg:height="0.8937in" svg:viewBox="0 0 1993 2270" draw:points="14,0 14,2270 2007,2270 2007,0" draw:recreate-on-edit="false"/></draw:frame></text:p>
          </table:table-cell>
          <table:table-cell table:style-name="Table1.A1" office:value-type="string">
            <text:p text:style-name="P86">Министерство науки и высшего образования Российской Федерации</text:p>
            <text:p text:style-name="P86">Федеральное государственное бюджетное образовательное учреждение</text:p>
            <text:p text:style-name="P86">высшего образования</text:p>
            <text:p text:style-name="P87">«Московский государственный технический университет</text:p>
            <text:p text:style-name="P87">имени Н.Э. Баумана</text:p>
            <text:p text:style-name="P86">(национальный исследовательский университет)»</text:p>
            <text:p text:style-name="P86">(МГТУ им. Н.Э. Баумана)</text:p>
          </table:table-cell>
        </table:table-row>
      </table:table>
      <text:p text:style-name="P88"/>
      <text:p text:style-name="P54"/>
      <text:p text:style-name="P28"><text:span text:style-name="T1">ФАКУЛЬТЕТ <text:tab/></text:span><text:span text:style-name="T2">Информатика и системы управления</text:span></text:p>
      <text:p text:style-name="P84"/>
      <text:p text:style-name="P84">КАФЕДРА <text:tab/><text:tab/>Программное обеспечение ЭВМ и информационные технологии</text:p>
      <text:p text:style-name="P85"/>
      <text:p text:style-name="P53"/>
      <text:p text:style-name="P53"/>
      <text:p text:style-name="P10">ОТЧЕТ ПО ЛАБОРАТОРНОЙ РАБОТЕ №1 </text:p>
      <text:p text:style-name="P68">По дисциплине «Типы и структуре данных»</text:p>
      <text:p text:style-name="P57"/>
      <text:p text:style-name="P53"/>
      <text:p text:style-name="P56"/>
      <text:p text:style-name="P56"/>
      <text:p text:style-name="P56"/>
      <text:p text:style-name="P56">Название: <text:tab/><text:tab/><text:tab/>Длинная арифметик<text:span text:style-name="T49">a</text:span></text:p>
      <text:p text:style-name="P55"/>
      <text:p text:style-name="P28"><text:span text:style-name="T3">Студент<text:tab/><text:tab/><text:tab/></text:span><text:span text:style-name="T4">Пискунов Панте</text:span></text:p>
      <text:p text:style-name="P51"/>
      <text:p text:style-name="P28"><text:span text:style-name="T3">Группа<text:tab/><text:tab/><text:tab/>ИУ7 – 3</text:span><text:span text:style-name="T5">6</text:span><text:span text:style-name="T3">Б</text:span></text:p>
      <text:p text:style-name="P53"/>
      <text:p text:style-name="P52">Тип лабораторной работы: Учебная</text:p>
      <text:p text:style-name="P51"/>
      <text:p text:style-name="P52">Вариант № <text:span text:style-name="T50">4</text:span></text:p>
      <text:p text:style-name="P52"/>
      <text:p text:style-name="P136"><text:span text:style-name="T3">Преподаватель <text:tab/><text:tab/></text:span><text:bookmark text:name="yui_3_17_2_1_1664010313112_20"/><text:span text:style-name="T10">Никульшина Татьяна Александровна</text:span></text:p>
      <text:p text:style-name="P52"/>
      <text:p text:style-name="P52"/>
      <text:p text:style-name="P51"/>
      <text:p text:style-name="P51"/>
      <text:p text:style-name="P51"/>
      <text:p text:style-name="P51"/>
      <text:p text:style-name="P51"/>
      <text:p text:style-name="P53"/>
      <text:p text:style-name="P83"/>
      <text:p text:style-name="P83"/>
      <text:p text:style-name="P83"/>
      <text:p text:style-name="P83"/>
      <text:p text:style-name="P83"/>
      <text:p text:style-name="P83"/>
      <text:p text:style-name="P26"><text:span text:style-name="T6">202</text:span><text:span text:style-name="T7">2</text:span><text:span text:style-name="T6"> <text:s text:c="4"/>г.</text:span></text:p>
      <text:p text:style-name="P1"><text:soft-page-break/><text:span text:style-name="T35">У</text:span><text:span text:style-name="T20">словие задачи</text:span></text:p>
      <text:p text:style-name="P2"/>
      <text:p text:style-name="P3">Составить программу <text:span text:style-name="T50">делени</text:span>я двух чисел, где порядок имеет до 5 знаков: от – 99999 до +99999, а мантисса – до 30 знаков.</text:p>
      <text:h text:style-name="P33" text:outline-level="1"/>
      <text:h text:style-name="P33" text:outline-level="1"/>
      <text:h text:style-name="P33" text:outline-level="1"/>
      <text:h text:style-name="P38" text:outline-level="1"><text:bookmark-start text:name="__RefHeading___Toc1493_1224043242"/>Техническое задание<text:bookmark-end text:name="__RefHeading___Toc1493_1224043242"/></text:h>
      <text:h text:style-name="P32" text:outline-level="1"/>
      <text:p text:style-name="P4">Смоделировать операцию деления целого числа длиной до</text:p>
      <text:p text:style-name="P4">30 десятичных цифр на действительное число в форме</text:p>
      <text:p text:style-name="P92"><text:span text:style-name="T26">∓m.n Е</text:span>∓<text:span text:style-name="T26">K, где суммарная длина мантиссы (m+n) - до 30</text:span></text:p>
      <text:p text:style-name="P4">значащих цифр, а величина порядка K - до 5 цифр.</text:p>
      <text:p text:style-name="P92"><text:span text:style-name="T26">Результат выдать в форме </text:span>∓<text:span text:style-name="T26">0.m1 Е∓K1, где m1 - до 30</text:span></text:p>
      <text:p text:style-name="P4">значащих цифр, а K1 - до 5 цифр.</text:p>
      <text:p text:style-name="P11"/>
      <text:p text:style-name="P43"/>
      <text:h text:style-name="P33" text:outline-level="1"><text:bookmark-start text:name="__RefHeading___Toc1495_1224043242"/>Описание технического задания<text:bookmark-end text:name="__RefHeading___Toc1495_1224043242"/></text:h>
      <text:h text:style-name="P32" text:outline-level="1"/>
      <text:p text:style-name="P17">Входные данные:</text:p>
      <text:p text:style-name="P17"/>
      <text:p text:style-name="Times_20_New_20_Roman"><text:span text:style-name="T25">С</text:span><text:span text:style-name="T21">трока, в которой записано </text:span><text:span text:style-name="T24">целое</text:span><text:span text:style-name="T21"> число в <text:s/>обычной форме </text:span><text:span text:style-name="T22">и строка, в которой записанно </text:span><text:span text:style-name="T23">десятичное</text:span><text:span text:style-name="T22"> число </text:span><text:span text:style-name="T23">в экспоненциальной или в обычной форме</text:span><text:span text:style-name="T46">,</text:span> удовлетворяющие следующим правилам:</text:p>
      <text:p text:style-name="P19"/>
      <text:list xml:id="list3770914255" text:style-name="WWNum4">
        <text:list-item>
          <text:p text:style-name="P137"><text:span text:style-name="T44">Сначал</text:span><text:span text:style-name="T45">а</text:span><text:span text:style-name="T44"> вводится целое число, потом десятичное</text:span><text:span text:style-name="T43">;</text:span></text:p>
        </text:list-item>
        <text:list-item>
          <text:p text:style-name="P138">Числа вводятся без пробелов;</text:p>
        </text:list-item>
        <text:list-item>
          <text:p text:style-name="P93">Ч<text:span text:style-name="T51">исла вводятся как с знаком, так и без</text:span>;</text:p>
        </text:list-item>
        <text:list-item>
          <text:p text:style-name="P139"><text:span text:style-name="T51">Длина целого числа должна быть до 30 значащих чисел</text:span>;</text:p>
        </text:list-item>
        <text:list-item>
          <text:p text:style-name="P140"><text:span text:style-name="T51">Длина десятичного числа должна быть до 30 значащих чисел</text:span>;</text:p>
        </text:list-item>
        <text:list-item>
          <text:p text:style-name="P94"><text:span text:style-name="T51">Величина порядка не должна превышать 5 цифр</text:span>;</text:p>
          <text:p text:style-name="P93"/>
        </text:list-item>
      </text:list>
      <text:p text:style-name="P90"/>
      <text:p text:style-name="P44"/>
      <text:p text:style-name="P17">Выходные данные:</text:p>
      <text:p text:style-name="P41"><text:span text:style-name="T15">Число</text:span><text:span text:style-name="T16"> </text:span><text:span text:style-name="T41">в форме </text:span><text:span text:style-name="T36"></text:span><text:span text:style-name="T41">0.m1 Е </text:span><text:span text:style-name="T36"></text:span><text:span text:style-name="T41">K1, где m1 - до 30 значащих цифр, а K1 - до 5 цифр. </text:span></text:p>
      <text:p text:style-name="P42"/>
      <text:p text:style-name="P17">Действие программы:</text:p>
      <text:p text:style-name="P31"><text:span text:style-name="T37">Моделирование операции </text:span><text:span text:style-name="T38">деления</text:span><text:span text:style-name="T37"> </text:span><text:span text:style-name="T8">цело</text:span><text:span text:style-name="T9">го</text:span><text:span text:style-name="T37"> числ</text:span><text:span text:style-name="T38">а на действительное число</text:span><text:span text:style-name="T37">.</text:span></text:p>
      <text:p text:style-name="P19"/>
      <text:p text:style-name="P17">Способ обращение к программе:</text:p>
      <text:p text:style-name="P19">Запускается через терминал.</text:p>
      <text:p text:style-name="P30"><text:span text:style-name="T14">(</text:span><text:span text:style-name="T17">c</text:span><text:span text:style-name="T14"> помощью команды </text:span><text:span text:style-name="T18">./app.exe</text:span><text:span text:style-name="T14">)</text:span></text:p>
      <text:p text:style-name="P47"/>
      <text:p text:style-name="P18"><text:soft-page-break/>Сообщения при аварийных ситуациях:</text:p>
      <text:p text:style-name="P18"/>
      <text:list xml:id="list2775561897" text:style-name="WWNum5">
        <text:list-item>
          <text:p text:style-name="P95"><text:span text:style-name="T52">Ошибка: В числе неправильно введено eps</text:span>;</text:p>
        </text:list-item>
        <text:list-item>
          <text:p text:style-name="P101"><text:span text:style-name="T39">Ошибка: В числе </text:span><text:span text:style-name="T40">введено </text:span><text:span text:style-name="T39">неправильно</text:span><text:span text:style-name="T40">е</text:span><text:span text:style-name="T39"> </text:span><text:span text:style-name="T40">количество</text:span><text:span text:style-name="T39"> </text:span><text:span text:style-name="T40">точек</text:span><text:span text:style-name="T42">;</text:span></text:p>
        </text:list-item>
        <text:list-item>
          <text:p text:style-name="P101"><text:span text:style-name="T39">Ошибка: В числе </text:span><text:span text:style-name="T40">введено</text:span><text:span text:style-name="T39"> неправильно </text:span><text:span text:style-name="T40">недопустимые</text:span><text:span text:style-name="T39"> </text:span><text:span text:style-name="T40">символы</text:span><text:span text:style-name="T42">;</text:span></text:p>
        </text:list-item>
        <text:list-item>
          <text:p text:style-name="P96"><text:span text:style-name="T52">Ошибка: </text:span><text:span text:style-name="T53">Мантисса числа содержит больше 30 цифр</text:span>;</text:p>
        </text:list-item>
        <text:list-item>
          <text:p text:style-name="P96"><text:span text:style-name="T52">Ошибка: </text:span><text:span text:style-name="T53">Неправильно ввели порядок числа</text:span>;</text:p>
        </text:list-item>
        <text:list-item>
          <text:p text:style-name="P96"><text:span text:style-name="T52">Ошибка: </text:span><text:span text:style-name="T53">Неправильно ввели целое число</text:span>;</text:p>
        </text:list-item>
        <text:list-item>
          <text:p text:style-name="P99"><text:span text:style-name="T55">Ошибка: </text:span><text:span text:style-name="T56">Неправильно ввели десятичное число</text:span><text:span text:style-name="T54">;</text:span></text:p>
        </text:list-item>
        <text:list-item>
          <text:p text:style-name="P100"><text:span text:style-name="T54">Ошибка: Числа не делятся на 0.</text:span></text:p>
          <text:p text:style-name="P102"/>
        </text:list-item>
      </text:list>
      <text:p text:style-name="P58"/>
      <text:p text:style-name="P58"/>
      <text:p text:style-name="P69">Структура данных</text:p>
      <text:p text:style-name="P69"/>
      <text:p text:style-name="P5">В программе используется только одна структура данных, это запись (структура) с именем <text:span text:style-name="T48">number_t</text:span>.</text:p>
      <text:p text:style-name="P5"/>
      <text:p text:style-name="P6">typedef struct number</text:p>
      <text:p text:style-name="P7">{</text:p>
      <text:p text:style-name="P7"><text:tab/><text:span text:style-name="T57">int sign</text:span>; // <text:span text:style-name="T57">знак мантиссы</text:span></text:p>
      <text:p text:style-name="P7"><text:tab/><text:span text:style-name="T57">int mantissa[MAX_MANTISSA_LENGTH + 1]</text:span>; // <text:span text:style-name="T57">мантисса</text:span></text:p>
      <text:p text:style-name="P7"><text:tab/>int <text:span text:style-name="T57">mantissa_length</text:span>; // <text:span text:style-name="T57">длинна мантиссы</text:span></text:p>
      <text:p text:style-name="P7"><text:tab/>int point_ind<text:span text:style-name="T57">ex</text:span>; // <text:span text:style-name="T57">индекс точки</text:span></text:p>
      <text:p text:style-name="P8"><text:tab/>int base ; // порядок числа</text:p>
      <text:p text:style-name="P8"><text:tab/>int base_sign ; // знак порядка</text:p>
      <text:p text:style-name="P8"><text:tab/>int start_index ; // <text:span text:style-name="T62">индекс начала числа(массива)</text:span></text:p>
      <text:p text:style-name="P9"><text:tab/>int end_index ; // // <text:span text:style-name="T62">индекс конца числа(массива)</text:span></text:p>
      <text:p text:style-name="P7">} number_t;</text:p>
      <text:p text:style-name="P70"/>
      <text:p text:style-name="P72">Примечание: MAX_MANTISSA_<text:span text:style-name="T57">LENGTH</text:span> = 3<text:span text:style-name="T58">1</text:span></text:p>
      <text:p text:style-name="P20"/>
      <text:h text:style-name="P33" text:outline-level="1"><text:bookmark-start text:name="__RefHeading___Toc1497_1224043242"/>Описание структуры данных<text:bookmark-end text:name="__RefHeading___Toc1497_1224043242"/></text:h>
      <text:h text:style-name="P33" text:outline-level="1"/>
      <text:p text:style-name="P16">В данной СД есть <text:span text:style-name="T59">восем</text:span><text:span text:style-name="T67">ь</text:span> пол<text:span text:style-name="T59">ей</text:span>. <text:span text:style-name="T60">Они используются для хранения всего числа</text:span>. <text:span text:style-name="T60">В sign хранится знак мантиссы, в mantissa_length хранится длина мантиссы, в point_index хранится индекс точки, в base хранится порядок числа, в base_sign хранится знак порядка, а в mantissa хранится </text:span><text:span text:style-name="T61">числа</text:span><text:span text:style-name="T60"> м</text:span><text:span text:style-name="T61">антисс</text:span><text:span text:style-name="T62">ы</text:span><text:span text:style-name="T61">.</text:span></text:p>
      <text:p text:style-name="P15"/>
      <text:p text:style-name="P15"/>
      <text:h text:style-name="P34" text:outline-level="1"><text:bookmark-start text:name="__RefHeading___Toc1499_1224043242"/></text:h>
      <text:h text:style-name="P34" text:outline-level="1">Описание алгоритма<text:bookmark-end text:name="__RefHeading___Toc1499_1224043242"/></text:h>
      <text:h text:style-name="P35" text:outline-level="1"/>
      <text:h text:style-name="P27" text:outline-level="1"><text:span text:style-name="T29"><text:tab/></text:span><text:span text:style-name="T30">В программе использован классический алгоритм </text:span><text:span text:style-name="T31">деления</text:span><text:span text:style-name="T30"> „столбиком“. </text:span><text:span text:style-name="T31">Сначал</text:span><text:span text:style-name="T32">а</text:span><text:span text:style-name="T31"> сравниваем числа до того момента, пока первое </text:span><text:soft-page-break/><text:span text:style-name="T31">число не будет больше второго. Потом вычитаем. Еще раз сравниваем и, если можно вычесть то, еще раз вычитаем. После вычитания убираем десяток. Все это повторяем, пока выпол</text:span><text:span text:style-name="T33">н</text:span><text:span text:style-name="T31">яются условия (делимое обнулилось или порядок результата превышает максимальный <text:s/>при выводе).</text:span></text:h>
      <text:p text:style-name="P80"/>
      <text:h text:style-name="P33" text:outline-level="1"><text:bookmark-start text:name="__RefHeading___Toc1501_1224043242"/>Набор тестов<text:bookmark-end text:name="__RefHeading___Toc1501_1224043242"/></text:h>
      <text:h text:style-name="P36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79">№</text:p>
          </table:table-cell>
          <table:table-cell table:style-name="Table2.A1" office:value-type="string">
            <text:p text:style-name="P49">Что проверяется</text:p>
          </table:table-cell>
          <table:table-cell table:style-name="Table2.A1" office:value-type="string">
            <text:p text:style-name="P49">Число №1</text:p>
          </table:table-cell>
          <table:table-cell table:style-name="Table2.A1" office:value-type="string">
            <text:p text:style-name="P49">Число №2</text:p>
          </table:table-cell>
          <table:table-cell table:style-name="Table2.E1" office:value-type="string">
            <text:p text:style-name="P49">Вывод</text:p>
          </table:table-cell>
        </table:table-row>
        <table:table-row table:style-name="Table2.1"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104">Оба числа целые</text:p>
            <text:p text:style-name="P119"/>
          </table:table-cell>
          <table:table-cell table:style-name="Table2.A2" office:value-type="string">
            <text:p text:style-name="P62">-2</text:p>
          </table:table-cell>
          <table:table-cell table:style-name="Table2.A2" office:value-type="string">
            <text:p text:style-name="P50">2</text:p>
          </table:table-cell>
          <table:table-cell table:style-name="Table2.E2" office:value-type="string">
            <text:p text:style-name="P45">-0.1E1</text:p>
          </table:table-cell>
        </table:table-row>
        <table:table-row table:style-name="Table2.1">
          <table:table-cell table:style-name="Table2.A2" office:value-type="string">
            <text:p text:style-name="P79">2</text:p>
          </table:table-cell>
          <table:table-cell table:style-name="Table2.A2" office:value-type="string">
            <text:p text:style-name="P105">Первое число равно нулю</text:p>
            <text:p text:style-name="P120"/>
          </table:table-cell>
          <table:table-cell table:style-name="Table2.A2" office:value-type="string">
            <text:p text:style-name="P78">0</text:p>
          </table:table-cell>
          <table:table-cell table:style-name="Table2.A2" office:value-type="string">
            <text:p text:style-name="P78">245</text:p>
          </table:table-cell>
          <table:table-cell table:style-name="Table2.E2" office:value-type="string">
            <text:p text:style-name="P60">0.0E1</text:p>
          </table:table-cell>
        </table:table-row>
        <table:table-row table:style-name="Table2.1">
          <table:table-cell table:style-name="Table2.A2" office:value-type="string">
            <text:p text:style-name="P49">3</text:p>
          </table:table-cell>
          <table:table-cell table:style-name="Table2.A2" office:value-type="string">
            <text:p text:style-name="P106">Первое число введено целое а второе десятичное, где порядок отрицательный</text:p>
          </table:table-cell>
          <table:table-cell table:style-name="Table2.A2" office:value-type="string">
            <text:p text:style-name="P62">25</text:p>
          </table:table-cell>
          <table:table-cell table:style-name="Table2.A2" office:value-type="string">
            <text:p text:style-name="P75">24.2e-3</text:p>
          </table:table-cell>
          <table:table-cell table:style-name="Table2.E2" office:value-type="string">
            <text:p text:style-name="P45">0.103305785123966942148760330574E4</text:p>
          </table:table-cell>
        </table:table-row>
        <table:table-row table:style-name="Table2.1">
          <table:table-cell table:style-name="Table2.A2" office:value-type="string">
            <text:p text:style-name="P75">4</text:p>
          </table:table-cell>
          <table:table-cell table:style-name="Table2.A2" office:value-type="string">
            <text:p text:style-name="P107">Первое число введено целое а второе десятичное, где порядок положительный.</text:p>
          </table:table-cell>
          <table:table-cell table:style-name="Table2.A2" office:value-type="string">
            <text:p text:style-name="P125">-25</text:p>
          </table:table-cell>
          <table:table-cell table:style-name="Table2.A2" office:value-type="string">
            <text:p text:style-name="P75">5.2e+5</text:p>
          </table:table-cell>
          <table:table-cell table:style-name="Table2.E2" office:value-type="string">
            <text:p text:style-name="P103">-0.480769230769230769230769230762E-4</text:p>
          </table:table-cell>
        </table:table-row>
        <table:table-row table:style-name="Table2.6">
          <table:table-cell table:style-name="Table2.A2" office:value-type="string">
            <text:p text:style-name="P75">5</text:p>
          </table:table-cell>
          <table:table-cell table:style-name="Table2.A2" office:value-type="string">
            <text:p text:style-name="P107">Обычный тест, где порядок десятичного числа отрицателень и равен 99999.</text:p>
          </table:table-cell>
          <table:table-cell table:style-name="Table2.A2" office:value-type="string">
            <text:p text:style-name="P63">24</text:p>
          </table:table-cell>
          <table:table-cell table:style-name="Table2.A2" office:value-type="string">
            <text:p text:style-name="P75">+34.2e+99999</text:p>
          </table:table-cell>
          <table:table-cell table:style-name="Table2.E2" office:value-type="string">
            <text:p text:style-name="P79">0.701754385964912280701754385923E-99999</text:p>
          </table:table-cell>
        </table:table-row>
        <table:table-row table:style-name="Table2.1">
          <table:table-cell table:style-name="Table2.A2" office:value-type="string">
            <text:p text:style-name="P75">6</text:p>
          </table:table-cell>
          <table:table-cell table:style-name="Table2.A2" office:value-type="string">
            <text:p text:style-name="P117">В первое и второе число введено 30 цифр.</text:p>
          </table:table-cell>
          <table:table-cell table:style-name="Table2.A2" office:value-type="string">
            <text:p text:style-name="P60">9999999999999999999999999999999</text:p>
          </table:table-cell>
          <table:table-cell table:style-name="Table2.A2" office:value-type="string">
            <text:p text:style-name="P75">+0.999999999999999999999999999999e+99999</text:p>
          </table:table-cell>
          <table:table-cell table:style-name="Table2.E2" office:value-type="string">
            <text:p text:style-name="P49">0.1E-99968</text:p>
          </table:table-cell>
        </table:table-row>
        <table:table-row table:style-name="Table2.1">
          <table:table-cell table:style-name="Table2.A2" office:value-type="string">
            <text:p text:style-name="P75">7</text:p>
          </table:table-cell>
          <table:table-cell table:style-name="Table2.A2" office:value-type="string">
            <text:p text:style-name="P118">Для первого числа вводится пустая строка.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75"/>
          </table:table-cell>
          <table:table-cell table:style-name="Table2.E2" office:value-type="string">
            <text:p text:style-name="P60">Ошибка: Неправильно ввели целое число!</text:p>
          </table:table-cell>
        </table:table-row>
        <table:table-row table:style-name="Table2.1">
          <table:table-cell table:style-name="Table2.A2" office:value-type="string">
            <text:p text:style-name="P75">8</text:p>
          </table:table-cell>
          <table:table-cell table:style-name="Table2.A2" office:value-type="string">
            <text:p text:style-name="P118">Для второго числа вводится пустая строка.</text:p>
            <text:p text:style-name="P48"/>
          </table:table-cell>
          <table:table-cell table:style-name="Table2.A2" office:value-type="string">
            <text:p text:style-name="P64">2</text:p>
          </table:table-cell>
          <table:table-cell table:style-name="Table2.A2" office:value-type="string">
            <text:p text:style-name="P75"/>
          </table:table-cell>
          <table:table-cell table:style-name="Table2.E2" office:value-type="string">
            <text:p text:style-name="P60">Ошибка: Неправильно ввели десятичное число!</text:p>
          </table:table-cell>
        </table:table-row>
        <table:table-row table:style-name="Table2.1">
          <table:table-cell table:style-name="Table2.A2" office:value-type="string">
            <text:p text:style-name="P75">9</text:p>
          </table:table-cell>
          <table:table-cell table:style-name="Table2.A2" office:value-type="string">
            <text:p text:style-name="P108">В первом числе введены недопустимые символи</text:p>
          </table:table-cell>
          <table:table-cell table:style-name="Table2.A2" office:value-type="string">
            <text:p text:style-name="P60">24ф5</text:p>
          </table:table-cell>
          <table:table-cell table:style-name="Table2.A2" office:value-type="string">
            <text:p text:style-name="P75"/>
          </table:table-cell>
          <table:table-cell table:style-name="Table2.E2" office:value-type="string">
            <text:p text:style-name="P61">Ошибка: Неправильно ввели целое число!</text:p>
          </table:table-cell>
        </table:table-row>
        <table:table-row table:style-name="Table2.1">
          <table:table-cell table:style-name="Table2.A2" office:value-type="string">
            <text:p text:style-name="P75">10</text:p>
          </table:table-cell>
          <table:table-cell table:style-name="Table2.A2" office:value-type="string">
            <text:p text:style-name="P116">В втором числе введены недопустимые символи.</text:p>
          </table:table-cell>
          <table:table-cell table:style-name="Table2.A2" office:value-type="string">
            <text:p text:style-name="P65">24</text:p>
          </table:table-cell>
          <table:table-cell table:style-name="Table2.A2" office:value-type="string">
            <text:p text:style-name="P76">35f67</text:p>
          </table:table-cell>
          <table:table-cell table:style-name="Table2.E2" office:value-type="string">
            <text:p text:style-name="P73">Ошибка: Неправильно ввели десятичное число!</text:p>
          </table:table-cell>
        </table:table-row>
        <table:table-row table:style-name="Table2.1">
          <table:table-cell table:style-name="Table2.A2" office:value-type="string">
            <text:p text:style-name="P29"><text:span text:style-name="T11">1</text:span><text:span text:style-name="T12">1</text:span></text:p>
          </table:table-cell>
          <table:table-cell table:style-name="Table2.A2" office:value-type="string">
            <text:p text:style-name="P108">В первом числе введены больше + или - чем один.</text:p>
            <text:p text:style-name="P24"/>
            <text:p text:style-name="P24"/>
            <text:p text:style-name="P24"><text:soft-page-break/></text:p>
            <text:p text:style-name="P24"/>
            <text:p text:style-name="P24"/>
          </table:table-cell>
          <table:table-cell table:style-name="Table2.A2" office:value-type="string">
            <text:p text:style-name="P60">++23</text:p>
          </table:table-cell>
          <table:table-cell table:style-name="Table2.A2" office:value-type="string">
            <text:p text:style-name="P75"/>
          </table:table-cell>
          <table:table-cell table:style-name="Table2.E2" office:value-type="string">
            <text:p text:style-name="P74">Ошибка: Неправильно ввели целое число!</text:p>
          </table:table-cell>
        </table:table-row>
        <table:table-row table:style-name="Table2.1">
          <table:table-cell table:style-name="Table2.A2" office:value-type="string">
            <text:p text:style-name="P75">12</text:p>
          </table:table-cell>
          <table:table-cell table:style-name="Table2.A2" office:value-type="string">
            <text:p text:style-name="P23">В втором числе введены больше + или - чем 2.</text:p>
          </table:table-cell>
          <table:table-cell table:style-name="Table2.A2" office:value-type="string">
            <text:p text:style-name="P66">24</text:p>
          </table:table-cell>
          <table:table-cell table:style-name="Table2.A2" office:value-type="string">
            <text:p text:style-name="P75">+23.6+е-25</text:p>
          </table:table-cell>
          <table:table-cell table:style-name="Table2.E2" office:value-type="string">
            <text:p text:style-name="P98">Ошибка: Неправильно ввели десятичное число!</text:p>
          </table:table-cell>
        </table:table-row>
        <table:table-row table:style-name="Table2.1">
          <table:table-cell table:style-name="Table2.A2" office:value-type="string">
            <text:p text:style-name="P75">13</text:p>
          </table:table-cell>
          <table:table-cell table:style-name="Table2.A2" office:value-type="string">
            <text:p text:style-name="P23">В втором числе введено больше точек чем 1.</text:p>
            <text:p text:style-name="P14"/>
          </table:table-cell>
          <table:table-cell table:style-name="Table2.A2" office:value-type="string">
            <text:p text:style-name="P66">23</text:p>
          </table:table-cell>
          <table:table-cell table:style-name="Table2.A2" office:value-type="string">
            <text:p text:style-name="P77">0.06.24е-2</text:p>
          </table:table-cell>
          <table:table-cell table:style-name="Table2.E2" office:value-type="string">
            <text:p text:style-name="P46">Ошибка: Неправильно ввели десятичное число!</text:p>
          </table:table-cell>
        </table:table-row>
        <table:table-row table:style-name="Table2.1">
          <table:table-cell table:style-name="Table2.A2" office:value-type="string">
            <text:p text:style-name="P75">14</text:p>
          </table:table-cell>
          <table:table-cell table:style-name="Table2.A2" office:value-type="string">
            <text:p text:style-name="P23">В втором числе введено больше eps чем 1</text:p>
            <text:p text:style-name="P14"/>
          </table:table-cell>
          <table:table-cell table:style-name="Table2.A2" office:value-type="string">
            <text:p text:style-name="P59"><text:span text:style-name="T63">2</text:span>4</text:p>
          </table:table-cell>
          <table:table-cell table:style-name="Table2.A2" office:value-type="string">
            <text:p text:style-name="P75">0.24е+е-2</text:p>
          </table:table-cell>
          <table:table-cell table:style-name="Table2.E2" office:value-type="string">
            <text:p text:style-name="P46">Ошибка: Неправильно ввели десятичное число!</text:p>
          </table:table-cell>
        </table:table-row>
        <table:table-row table:style-name="Table2.16">
          <table:table-cell table:style-name="Table2.A2" office:value-type="string">
            <text:p text:style-name="P75">15</text:p>
          </table:table-cell>
          <table:table-cell table:style-name="Table2.A2" office:value-type="string">
            <text:p text:style-name="P23">В втором числе введено 0. (Числа не делятся на 0).</text:p>
          </table:table-cell>
          <table:table-cell table:style-name="Table2.A2" office:value-type="string">
            <text:p text:style-name="P66">24</text:p>
          </table:table-cell>
          <table:table-cell table:style-name="Table2.A2" office:value-type="string">
            <text:p text:style-name="P66">0</text:p>
          </table:table-cell>
          <table:table-cell table:style-name="Table2.E2" office:value-type="string">
            <text:p text:style-name="P46">Ошибка: <text:span text:style-name="T65">Числа не делятся на 0</text:span>!</text:p>
          </table:table-cell>
        </table:table-row>
        <table:table-row table:style-name="Table2.1">
          <table:table-cell table:style-name="Table2.A2" office:value-type="string">
            <text:p text:style-name="P75">16</text:p>
          </table:table-cell>
          <table:table-cell table:style-name="Table2.A2" office:value-type="string">
            <text:p text:style-name="P110">В втором числе в порядке введено больше 5 цифр.</text:p>
          </table:table-cell>
          <table:table-cell table:style-name="Table2.A2" office:value-type="string">
            <text:p text:style-name="P67">24</text:p>
          </table:table-cell>
          <table:table-cell table:style-name="Table2.A2" office:value-type="string">
            <text:p text:style-name="P124">0.6E-999991</text:p>
          </table:table-cell>
          <table:table-cell table:style-name="Table2.E2" office:value-type="string">
            <text:p text:style-name="P45">Ошибка: Неправильно ввели порядок числа!</text:p>
          </table:table-cell>
        </table:table-row>
        <table:table-row table:style-name="Table2.1">
          <table:table-cell table:style-name="Table2.A2" office:value-type="string">
            <text:p text:style-name="P75">17</text:p>
          </table:table-cell>
          <table:table-cell table:style-name="Table2.A2" office:value-type="string">
            <text:p text:style-name="P110">В втором числе в порядке введено недопустимые символы.</text:p>
          </table:table-cell>
          <table:table-cell table:style-name="Table2.A2" office:value-type="string">
            <text:p text:style-name="P13">24</text:p>
          </table:table-cell>
          <table:table-cell table:style-name="Table2.A2" office:value-type="string">
            <text:p text:style-name="P12">0.6e-24f2</text:p>
          </table:table-cell>
          <table:table-cell table:style-name="Table2.E2" office:value-type="string">
            <text:p text:style-name="P21">Ошибка: Неправильно ввели десятичное число!</text:p>
          </table:table-cell>
        </table:table-row>
        <table:table-row table:style-name="Table2.1">
          <table:table-cell table:style-name="Table2.A2" office:value-type="string">
            <text:p text:style-name="P75">18</text:p>
          </table:table-cell>
          <table:table-cell table:style-name="Table2.A2" office:value-type="string">
            <text:p text:style-name="P110">Произошло переполнение</text:p>
          </table:table-cell>
          <table:table-cell table:style-name="Table2.A2" office:value-type="string">
            <text:p text:style-name="P13">23</text:p>
          </table:table-cell>
          <table:table-cell table:style-name="Table2.A2" office:value-type="string">
            <text:p text:style-name="P133">-2.1e-99999</text:p>
          </table:table-cell>
          <table:table-cell table:style-name="Table2.E2" office:value-type="string">
            <text:p text:style-name="P111">Произошло переполнение <text:span text:style-name="T66">в порядке</text:span></text:p>
          </table:table-cell>
        </table:table-row>
        <table:table-row table:style-name="Table2.1">
          <table:table-cell table:style-name="Table2.A2" office:value-type="string">
            <text:p text:style-name="P127">19</text:p>
          </table:table-cell>
          <table:table-cell table:style-name="Table2.A2" office:value-type="string">
            <text:p text:style-name="P112">Вводится целое число, содержащее 30 цифр, и десятичное число содержащее 30 чисел и порядок из 5 цифр </text:p>
          </table:table-cell>
          <table:table-cell table:style-name="Table2.A2" office:value-type="string">
            <text:p text:style-name="P13">999999999999999999999999999999</text:p>
          </table:table-cell>
          <table:table-cell table:style-name="Table2.A2" office:value-type="string">
            <text:p text:style-name="P133">+0.999999999999999999999999999999e+99999</text:p>
          </table:table-cell>
          <table:table-cell table:style-name="Table2.E2" office:value-type="string">
            <text:p text:style-name="P111">0.1E-99968</text:p>
          </table:table-cell>
        </table:table-row>
        <table:table-row table:style-name="Table2.1">
          <table:table-cell table:style-name="Table2.A2" office:value-type="string">
            <text:p text:style-name="P128">20</text:p>
          </table:table-cell>
          <table:table-cell table:style-name="Table2.A2" office:value-type="string">
            <text:p text:style-name="P113">Первое число вводится целое положительно, а второе число вводится <text:s/>целое отрицательно</text:p>
          </table:table-cell>
          <table:table-cell table:style-name="Table2.A2" office:value-type="string">
            <text:p text:style-name="P134">10</text:p>
          </table:table-cell>
          <table:table-cell table:style-name="Table2.A2" office:value-type="string">
            <text:p text:style-name="P133">-<text:span text:style-name="T68">6</text:span></text:p>
          </table:table-cell>
          <table:table-cell table:style-name="Table2.E2" office:value-type="string">
            <text:p text:style-name="P111">-0.166666666666666666666666666667E1</text:p>
          </table:table-cell>
        </table:table-row>
        <table:table-row table:style-name="Table2.1">
          <table:table-cell table:style-name="Table2.A2" office:value-type="string">
            <text:p text:style-name="P128">21</text:p>
          </table:table-cell>
          <table:table-cell table:style-name="Table2.A2" office:value-type="string">
            <text:p text:style-name="P113">Первое число вводится целое положительно, и второе число вводится <text:s/>целое положительно</text:p>
          </table:table-cell>
          <table:table-cell table:style-name="Table2.A2" office:value-type="string">
            <text:p text:style-name="P134">1001</text:p>
          </table:table-cell>
          <table:table-cell table:style-name="Table2.A2" office:value-type="string">
            <text:p text:style-name="P134">9009</text:p>
          </table:table-cell>
          <table:table-cell table:style-name="Table2.E2" office:value-type="string">
            <text:p text:style-name="P111">0.111111111111111111111111111111E0</text:p>
          </table:table-cell>
        </table:table-row>
        <table:table-row table:style-name="Table2.1">
          <table:table-cell table:style-name="Table2.A2" office:value-type="string">
            <text:p text:style-name="P128">22</text:p>
          </table:table-cell>
          <table:table-cell table:style-name="Table2.A2" office:value-type="string">
            <text:p text:style-name="P113">Вводится первое число содержащее 30 цифр, и второе число вводится целое, содержащее 1 цифру</text:p>
          </table:table-cell>
          <table:table-cell table:style-name="Table2.A2" office:value-type="string">
            <text:p text:style-name="P132">999999999999999999999999999999</text:p>
          </table:table-cell>
          <table:table-cell table:style-name="Table2.A2" office:value-type="string">
            <text:p text:style-name="P134">6</text:p>
          </table:table-cell>
          <table:table-cell table:style-name="Table2.E2" office:value-type="string">
            <text:p text:style-name="P111">0.166666666666666666666666666667E30</text:p>
          </table:table-cell>
        </table:table-row>
        <table:table-row table:style-name="Table2.1">
          <table:table-cell table:style-name="Table2.A2" office:value-type="string">
            <text:p text:style-name="P128">23</text:p>
          </table:table-cell>
          <table:table-cell table:style-name="Table2.A2" office:value-type="string">
            <text:p text:style-name="P113">Вводится первое число целое положительно, содержащее 30 цифр, и вводится второе число целое положительно, содержащее 30 цифр</text:p>
          </table:table-cell>
          <table:table-cell table:style-name="Table2.A2" office:value-type="string">
            <text:p text:style-name="P132">100000000000000000000000000001</text:p>
          </table:table-cell>
          <table:table-cell table:style-name="Table2.A2" office:value-type="string">
            <text:p text:style-name="P134">900000000000000000000000000009</text:p>
          </table:table-cell>
          <table:table-cell table:style-name="Table2.E2" office:value-type="string">
            <text:p text:style-name="P111">0.111111111111111111111111111111E0</text:p>
          </table:table-cell>
        </table:table-row>
        <table:table-row table:style-name="Table2.1">
          <table:table-cell table:style-name="Table2.A2" office:value-type="string">
            <text:p text:style-name="P129">24</text:p>
          </table:table-cell>
          <table:table-cell table:style-name="Table2.B25" office:value-type="string">
            <text:p text:style-name="P114">В начале числа вводятся нули</text:p>
          </table:table-cell>
          <table:table-cell table:style-name="Table2.B25" office:value-type="string">
            <text:p text:style-name="P135">00021000</text:p>
          </table:table-cell>
          <table:table-cell table:style-name="Table2.B25" office:value-type="string">
            <text:p text:style-name="P135">000.2100</text:p>
          </table:table-cell>
          <table:table-cell table:style-name="Table2.E25" office:value-type="string">
            <text:p text:style-name="P115">0.1Е6</text:p>
          </table:table-cell>
        </table:table-row>
      </table:table>
      <text:p text:style-name="P40"><text:soft-page-break/></text:p>
      <text:p text:style-name="P22"/>
      <text:p text:style-name="P71">Вывод</text:p>
      <text:h text:style-name="P37" text:outline-level="1"/>
      <text:p text:style-name="P91">Благодаря проделанной работе я ознакомился с способами представления чисел, выходящих за диапазон стандартных типов данных для чисел, и с принципами их арифметики. Для хранения больших чисел удобно было использовать структуру, которая содержала поля с отдельными частями числа (знак мантиссы, мантисса, <text:span text:style-name="T47">степень, </text:span><text:span text:style-name="T27">индекса нахождения точки..</text:span>). При реализации арифметических операций (<text:span text:style-name="T64">деление</text:span>, <text:span text:style-name="T64">вычитание</text:span>) над этими числами, я использовал принцип вычисления результата в столбик, то есть поразрядная обработка. Такой способ оказался наиболее простым в реализации.</text:p>
      <text:h text:style-name="P39" text:outline-level="1"/>
      <text:p text:style-name="P81"/>
      <text:h text:style-name="P25" text:outline-level="1"><text:span text:style-name="T34">К</text:span><text:span text:style-name="T28">онтрольные вопросы</text:span></text:h>
      <text:h text:style-name="P33" text:outline-level="1"/>
      <text:p text:style-name="P30"><text:span text:style-name="T13">1. </text:span><text:bookmark-start text:name="OLE_LINK2"/><text:bookmark-start text:name="OLE_LINK1"/><text:span text:style-name="T13">Каков возможный диапазон чисел, представляемых в ПК</text:span><text:bookmark-end text:name="OLE_LINK2"/><text:bookmark-end text:name="OLE_LINK1"/><text:span text:style-name="T13">?</text:span></text:p>
      <text:p text:style-name="P19">Диапазон чисел зависит от выбранного типа, разрядности процессора и памяти выделенной для хранения числа. Максимальное значение беззаконного целого числа, для которого выделяется 64 разряда, равно 2^64 (18 446 744 073 709 551 615).</text:p>
      <text:p text:style-name="P47"/>
      <text:p text:style-name="P18">2. Какова возможная точность представления чисел, чем она определяется?</text:p>
      <text:p text:style-name="P30"><text:span text:style-name="T14">Точность представления вещественных чисел определяется количеством памяти, выделяемой для хранения мантиссы числа. Для мантиссы числа типа </text:span><text:span text:style-name="T17">double</text:span><text:span text:style-name="T14"> выделяется 52 бита, с помощью этого мантисса числа может иметь значение до 2^52 (4 503 599 627 370 496).</text:span></text:p>
      <text:p text:style-name="P47"/>
      <text:p text:style-name="P18">3. Какие стандартные операции возможны над числами?</text:p>
      <text:p text:style-name="P19">Возможны операции сложения, вычитания, умножения, деление, взятие остатка, сравнение.</text:p>
      <text:p text:style-name="P19"/>
      <text:p text:style-name="P18">4. Какой тип данных может выбрать программист, если обрабатываемые числа превышают возможный диапазон представления чисел в ПК?</text:p>
      <text:p text:style-name="P19">Программист может использовать массив символов или выбрать структуру, куда запишет мантиссу, порядок, знак числа, знак порядка. </text:p>
      <text:p text:style-name="P19"/>
      <text:p text:style-name="P18">5. Как можно осуществить операции над числами, выходящими за рамки машинного представления?</text:p>
      <text:p text:style-name="P19">Можно использовать собственные функции или найти подходящие в библиотеках.</text:p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style:font-name="Calibri" fo:font-family="Calibri" style:font-family-generic="roman" style:font-pitch="variable" fo:font-size="10pt" fo:language="fr" fo:country="FR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margin-top="0.2083in" fo:margin-bottom="0.028in" style:contextual-spacing="false" fo:text-align="start" style:justify-single-word="false"/>
      <style:text-properties fo:font-variant="small-caps" fo:font-size="16pt" fo:letter-spacing="0.0035in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in" fo:margin-bottom="0.139in" style:contextual-spacing="false" fo:line-height="115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0pt" fo:language="fr" fo:country="FR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style:contextual-spacing="false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="Times New Roman1" fo:font-family="'Times New Roman'" style:font-family-generic="roman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_20__28_user_29_" style:auto-update="true" style:default-outline-level="" style:class="index">
      <style:paragraph-properties fo:margin-top="0.25in" fo:margin-bottom="0.25in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Standard" style:default-outline-level="" style:class="index">
      <style:paragraph-properties fo:margin-top="0.1665in" fo:margin-bottom="0.0835in" style:contextual-spacing="false" fo:line-height="115%" fo:text-align="justify" style:justify-single-word="false" fo:orphans="2" fo:widows="2" fo:keep-with-next="always" text:number-lines="false" text:line-number="0"/>
      <style:text-properties style:font-name="Liberation Sans" fo:font-family="'Liberation Sans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6pt" style:font-weight-asian="bold" style:font-name-complex="Lucida Sans" style:font-family-complex="'Lucida Sans'" style:font-family-generic-complex="system" style:font-pitch-complex="variable" style:font-size-complex="16pt" style:font-weight-complex="bold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orphans="2" fo:widows="2" fo:hyphenation-ladder-count="no-limit" style:vertical-align="auto"/>
      <style:text-properties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7_7e_LT_7e_Gliederung_20_1" style:display-name="master-page37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7_7e_LT_7e_Gliederung_20_2" style:display-name="master-page37~LT~Gliederung 2" style:family="paragraph" style:parent-style-name="master-page37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7_7e_LT_7e_Gliederung_20_3" style:display-name="master-page37~LT~Gliederung 3" style:family="paragraph" style:parent-style-name="master-page37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7_7e_LT_7e_Gliederung_20_4" style:display-name="master-page37~LT~Gliederung 4" style:family="paragraph" style:parent-style-name="master-page37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5" style:display-name="master-page37~LT~Gliederung 5" style:family="paragraph" style:parent-style-name="master-page37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6" style:display-name="master-page37~LT~Gliederung 6" style:family="paragraph" style:parent-style-name="master-page37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7" style:display-name="master-page37~LT~Gliederung 7" style:family="paragraph" style:parent-style-name="master-page37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8" style:display-name="master-page37~LT~Gliederung 8" style:family="paragraph" style:parent-style-name="master-page37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9" style:display-name="master-page37~LT~Gliederung 9" style:family="paragraph" style:parent-style-name="master-page37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Titel" style:display-name="master-page37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7_7e_LT_7e_Untertitel" style:display-name="master-page37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7_7e_LT_7e_Notizen" style:display-name="master-page37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7_7e_LT_7e_Hintergrundobjekte" style:display-name="master-page3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7_7e_LT_7e_Hintergrund" style:display-name="master-page37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Default" style:default-outline-level=""/>
    <style:style style:name="title" style:family="paragraph" style:parent-style-name="Default" style:default-outline-level="">
      <style:text-properties fo:font-size="44pt" style:font-size-asian="44pt"/>
    </style:style>
    <style:style style:name="headline" style:family="paragraph" style:parent-style-name="Default" style:default-outline-level="">
      <style:paragraph-properties fo:margin-top="0.1654in" fo:margin-bottom="0.0827in" style:contextual-spacing="false"/>
      <style:text-properties fo:font-size="24pt" style:font-size-asian="24pt"/>
    </style:style>
    <style:style style:name="measure" style:family="paragraph" style:parent-style-name="Default" style:default-outline-level="">
      <style:text-properties fo:font-size="12pt" style:font-size-asian="12pt"/>
    </style:style>
    <style:style style:name="master-page34_7e_LT_7e_Gliederung_20_1" style:display-name="master-page34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4_7e_LT_7e_Gliederung_20_2" style:display-name="master-page34~LT~Gliederung 2" style:family="paragraph" style:parent-style-name="master-page34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4_7e_LT_7e_Gliederung_20_3" style:display-name="master-page34~LT~Gliederung 3" style:family="paragraph" style:parent-style-name="master-page34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4_7e_LT_7e_Gliederung_20_4" style:display-name="master-page34~LT~Gliederung 4" style:family="paragraph" style:parent-style-name="master-page34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5" style:display-name="master-page34~LT~Gliederung 5" style:family="paragraph" style:parent-style-name="master-page34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6" style:display-name="master-page34~LT~Gliederung 6" style:family="paragraph" style:parent-style-name="master-page34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7" style:display-name="master-page34~LT~Gliederung 7" style:family="paragraph" style:parent-style-name="master-page34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8" style:display-name="master-page34~LT~Gliederung 8" style:family="paragraph" style:parent-style-name="master-page34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9" style:display-name="master-page34~LT~Gliederung 9" style:family="paragraph" style:parent-style-name="master-page34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Titel" style:display-name="master-page34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4_7e_LT_7e_Untertitel" style:display-name="master-page34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4_7e_LT_7e_Notizen" style:display-name="master-page34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4_7e_LT_7e_Hintergrundobjekte" style:display-name="master-page3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4_7e_LT_7e_Hintergrund" style:display-name="master-page3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1_7e_LT_7e_Gliederung_20_1" style:display-name="master-page31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1_7e_LT_7e_Gliederung_20_2" style:display-name="master-page31~LT~Gliederung 2" style:family="paragraph" style:parent-style-name="master-page31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1_7e_LT_7e_Gliederung_20_3" style:display-name="master-page31~LT~Gliederung 3" style:family="paragraph" style:parent-style-name="master-page31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1_7e_LT_7e_Gliederung_20_4" style:display-name="master-page31~LT~Gliederung 4" style:family="paragraph" style:parent-style-name="master-page31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1_7e_LT_7e_Gliederung_20_5" style:display-name="master-page31~LT~Gliederung 5" style:family="paragraph" style:parent-style-name="master-page31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1_7e_LT_7e_Gliederung_20_6" style:display-name="master-page31~LT~Gliederung 6" style:family="paragraph" style:parent-style-name="master-page31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1_7e_LT_7e_Gliederung_20_7" style:display-name="master-page31~LT~Gliederung 7" style:family="paragraph" style:parent-style-name="master-page31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1_7e_LT_7e_Gliederung_20_8" style:display-name="master-page31~LT~Gliederung 8" style:family="paragraph" style:parent-style-name="master-page31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1_7e_LT_7e_Gliederung_20_9" style:display-name="master-page31~LT~Gliederung 9" style:family="paragraph" style:parent-style-name="master-page31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1_7e_LT_7e_Titel" style:display-name="master-page3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1_7e_LT_7e_Untertitel" style:display-name="master-page3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1_7e_LT_7e_Notizen" style:display-name="master-page31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1_7e_LT_7e_Hintergrundobjekte" style:display-name="master-page3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1_7e_LT_7e_Hintergrund" style:display-name="master-page3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28_7e_LT_7e_Gliederung_20_1" style:display-name="master-page28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8_7e_LT_7e_Gliederung_20_2" style:display-name="master-page28~LT~Gliederung 2" style:family="paragraph" style:parent-style-name="master-page28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8_7e_LT_7e_Gliederung_20_3" style:display-name="master-page28~LT~Gliederung 3" style:family="paragraph" style:parent-style-name="master-page28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8_7e_LT_7e_Gliederung_20_4" style:display-name="master-page28~LT~Gliederung 4" style:family="paragraph" style:parent-style-name="master-page28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5" style:display-name="master-page28~LT~Gliederung 5" style:family="paragraph" style:parent-style-name="master-page28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6" style:display-name="master-page28~LT~Gliederung 6" style:family="paragraph" style:parent-style-name="master-page28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7" style:display-name="master-page28~LT~Gliederung 7" style:family="paragraph" style:parent-style-name="master-page28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8" style:display-name="master-page28~LT~Gliederung 8" style:family="paragraph" style:parent-style-name="master-page28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9" style:display-name="master-page28~LT~Gliederung 9" style:family="paragraph" style:parent-style-name="master-page28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Titel" style:display-name="master-page28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8_7e_LT_7e_Untertitel" style:display-name="master-page28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8_7e_LT_7e_Notizen" style:display-name="master-page28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8_7e_LT_7e_Hintergrundobjekte" style:display-name="master-page2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28_7e_LT_7e_Hintergrund" style:display-name="master-page28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mes_20_New_20_Roman" style:display-name="Times New Roman" style:family="paragraph" style:parent-style-name="Standard" style:auto-update="true">
      <style:paragraph-properties fo:margin-top="0in" fo:margin-bottom="0in" style:contextual-spacing="false" fo:line-height="100%" fo:text-align="start" style:justify-single-word="false"/>
      <style:text-properties style:font-name="Times New Roman" fo:font-family="'Times New Roman'" style:font-family-generic="roman"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variant="small-caps" style:font-name="Calibri" fo:font-family="Calibri" style:font-family-generic="roman" style:font-pitch="variable" fo:font-size="16pt" fo:letter-spacing="0.0035in" fo:language="fr" fo:country="FR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roman" style:font-pitch="variable" fo:font-size="10pt" fo:language="fr" fo:country="FR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style:font-pitch="variable" fo:font-size="10pt" fo:language="fr" fo:country="FR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>
      <style:text-properties fo:font-weight="normal" style:font-weight-asian="normal" style:font-weight-complex="normal"/>
    </style:style>
    <style:style style:name="ListLabel_20_13" style:display-name="ListLabel 13" style:family="text">
      <style:text-properties fo:font-weight="normal" style:font-weight-asian="normal" style:font-weight-complex="normal"/>
    </style:style>
    <style:style style:name="ListLabel_20_14" style:display-name="ListLabel 14" style:family="text">
      <style:text-properties fo:font-weight="normal" style:font-weight-asian="normal" style:font-weight-complex="normal"/>
    </style:style>
    <style:style style:name="ListLabel_20_15" style:display-name="ListLabel 15" style:family="text">
      <style:text-properties fo:font-weight="normal" style:font-weight-asian="normal" style:font-weight-complex="normal"/>
    </style:style>
    <style:style style:name="ListLabel_20_16" style:display-name="ListLabel 16" style:family="text">
      <style:text-properties fo:font-weight="normal" style:font-weight-asian="normal" style:font-weight-complex="normal"/>
    </style:style>
    <style:style style:name="ListLabel_20_17" style:display-name="ListLabel 17" style:family="text">
      <style:text-properties fo:font-weight="normal" style:font-weight-asian="normal" style:font-weight-complex="normal"/>
    </style:style>
    <style:style style:name="ListLabel_20_18" style:display-name="ListLabel 18" style:family="text">
      <style:text-properties fo:font-weight="normal" style:font-weight-asian="normal" style:font-weight-complex="normal"/>
    </style:style>
    <style:style style:name="ListLabel_20_19" style:display-name="ListLabel 19" style:family="text">
      <style:text-properties fo:font-weight="normal" style:font-weight-asian="normal" style:font-weight-complex="normal"/>
    </style:style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>
      <style:text-properties fo:font-weight="normal" style:font-weight-asian="normal" style:font-weight-complex="normal"/>
    </style:style>
    <style:style style:name="ListLabel_20_23" style:display-name="ListLabel 23" style:family="text">
      <style:text-properties fo:font-weight="normal" style:font-weight-asian="normal" style:font-weight-complex="normal"/>
    </style:style>
    <style:style style:name="ListLabel_20_24" style:display-name="ListLabel 24" style:family="text">
      <style:text-properties fo:font-weight="normal" style:font-weight-asian="normal" style:font-weight-complex="normal"/>
    </style:style>
    <style:style style:name="ListLabel_20_25" style:display-name="ListLabel 25" style:family="text">
      <style:text-properties fo:font-weight="normal" style:font-weight-asian="normal" style:font-weight-complex="normal"/>
    </style:style>
    <style:style style:name="ListLabel_20_26" style:display-name="ListLabel 26" style:family="text">
      <style:text-properties fo:font-weight="normal" style:font-weight-asian="normal" style:font-weight-complex="normal"/>
    </style:style>
    <style:style style:name="ListLabel_20_27" style:display-name="ListLabel 27" style:family="text">
      <style:text-properties fo:font-weight="normal" style:font-weight-asian="normal" style:font-weight-complex="normal"/>
    </style:style>
    <style:style style:name="ListLabel_20_28" style:display-name="ListLabel 28" style:family="text">
      <style:text-properties style:font-name-asian="Calibri1" style:font-family-asian="Calibri" style:font-family-generic-asian="system" style:font-pitch-asian="variable"/>
    </style:style>
    <style:style style:name="ListLabel_20_29" style:display-name="ListLabel 29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775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1.025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.275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525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775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2.025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.275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525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7756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805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55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.3055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555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805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2.055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.3055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555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80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8" loext:num-list-format="%1%" style:num-format="1" text:start-value="1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9" loext:num-list-format="%1%" text:bullet-char="-">
        <style:list-level-properties text:list-level-position-and-space-mode="label-alignment">
          <style:list-level-label-alignment text:label-followed-by="listtab" fo:text-indent="-0.25in" fo:margin-left="0.7362in"/>
        </style:list-level-properties>
        <style:text-properties fo:font-family="'Times New Roman'"/>
      </text:list-level-style-bullet>
      <text:list-level-style-bullet text:level="2" text:style-name="ListLabel_20_30" loext:num-list-format="%2%" text:bullet-char="o">
        <style:list-level-properties text:list-level-position-and-space-mode="label-alignment">
          <style:list-level-label-alignment text:label-followed-by="listtab" fo:text-indent="-0.25in" fo:margin-left="1.2362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7362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2362in"/>
        </style:list-level-properties>
        <style:text-properties fo:font-family="Symbol" style:font-charset="x-symbol"/>
      </text:list-level-style-bullet>
      <text:list-level-style-bullet text:level="5" text:style-name="ListLabel_20_31" loext:num-list-format="%5%" text:bullet-char="o">
        <style:list-level-properties text:list-level-position-and-space-mode="label-alignment">
          <style:list-level-label-alignment text:label-followed-by="listtab" fo:text-indent="-0.25in" fo:margin-left="2.7362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2362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7362in"/>
        </style:list-level-properties>
        <style:text-properties fo:font-family="Symbol" style:font-charset="x-symbol"/>
      </text:list-level-style-bullet>
      <text:list-level-style-bullet text:level="8" text:style-name="ListLabel_20_32" loext:num-list-format="%8%" text:bullet-char="o">
        <style:list-level-properties text:list-level-position-and-space-mode="label-alignment">
          <style:list-level-label-alignment text:label-followed-by="listtab" fo:text-indent="-0.25in" fo:margin-left="4.2362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736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9862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862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862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486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862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862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9862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862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86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irill Kovalets</meta:initial-creator>
    <meta:editing-cycles>57</meta:editing-cycles>
    <meta:creation-date>2020-09-15T16:59:00</meta:creation-date>
    <dc:date>2022-09-24T15:21:38.008479403</dc:date>
    <meta:editing-duration>PT14H5M7S</meta:editing-duration>
    <meta:generator>LibreOffice/7.3.6.2$Linux_X86_64 LibreOffice_project/30$Build-2</meta:generator>
    <meta:document-statistic meta:table-count="2" meta:image-count="1" meta:object-count="0" meta:page-count="7" meta:paragraph-count="204" meta:word-count="1095" meta:character-count="7737" meta:non-whitespace-character-count="68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